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18e311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69ee1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normal" officeooo:paragraph-rsid="01ab3992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Jomolhari" fo:font-size="13pt" style:text-underline-style="none" fo:font-weight="bold" officeooo:rsid="01044023" officeooo:paragraph-rsid="01af2a5f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1a4c32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d7fa7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d7ee6d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fe11cd" officeooo:paragraph-rsid="00fe11cd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f443d5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d103c" officeooo:paragraph-rsid="00e528b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15540" officeooo:paragraph-rsid="014f0d53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3d0d9" officeooo:paragraph-rsid="01c3d0d9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89541" officeooo:paragraph-rsid="0108beb1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d268e8" officeooo:paragraph-rsid="01d268e8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officeooo:rsid="010b5b7a" officeooo:paragraph-rsid="010b5b7a" style:font-size-asian="13pt" style:font-style-asian="italic" style:font-weight-asian="normal" style:font-size-complex="13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Jomolhari1" fo:font-size="13pt" fo:font-style="normal" style:text-underline-style="none" fo:font-weight="normal" officeooo:rsid="011a4c32" officeooo:paragraph-rsid="011a4c32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43d33a" officeooo:paragraph-rsid="0043d33a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108beb1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111ee3c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94a78b" officeooo:paragraph-rsid="0113a8ba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fad9e" officeooo:paragraph-rsid="0108beb1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11ee3c" officeooo:paragraph-rsid="0094a78b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55df9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ce6da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6dc3fa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044023" officeooo:paragraph-rsid="01d50b20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655df9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98e40" officeooo:paragraph-rsid="01698e40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7c82b7" officeooo:paragraph-rsid="017c82b7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ce6da" officeooo:paragraph-rsid="016ce6da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6e213c" officeooo:paragraph-rsid="016dc3fa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8e3118" officeooo:paragraph-rsid="01a69ee1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0b804e3" officeooo:paragraph-rsid="01bcbfa6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style:font-name="FreeMono1" fo:font-size="13pt" style:text-underline-style="none" fo:font-weight="normal" officeooo:rsid="018e3118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8b5c6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bcbfa6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152bf3e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fdc51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1d116d7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67c857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47c8e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044023" officeooo:paragraph-rsid="017b9caf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7c857" officeooo:paragraph-rsid="0167c857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ce6da" officeooo:paragraph-rsid="016ce6da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7f445" officeooo:paragraph-rsid="0177f445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78a90e" officeooo:paragraph-rsid="017b9caf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859010" officeooo:paragraph-rsid="017b9caf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0b0eb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2c733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0b0eb" officeooo:paragraph-rsid="01b4d6bb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c82819" officeooo:paragraph-rsid="01c82819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efbb1" officeooo:paragraph-rsid="0094a78b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d36fac" officeooo:paragraph-rsid="01d36fac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655df9" officeooo:paragraph-rsid="01d50b20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b9800f" officeooo:paragraph-rsid="01d6180d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0b0eb" style:font-size-asian="13pt" style:font-weight-asian="bold" style:font-size-complex="13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1044023" officeooo:paragraph-rsid="01b4d6bb" style:font-size-asian="13pt" style:font-weight-asian="bold" style:font-size-complex="13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style:font-name="Jomolhari" fo:font-size="13pt" fo:font-style="normal" style:text-underline-style="none" fo:font-weight="normal" officeooo:rsid="01389753" officeooo:paragraph-rsid="01338b22" style:font-size-asian="13pt" style:font-style-asian="normal" style:font-weight-asian="normal" style:font-size-complex="13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200c7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98db4e" style:font-size-asian="16pt" style:font-weight-asian="bold" style:font-size-complex="16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044023" officeooo:paragraph-rsid="01a69ee1" style:font-size-asian="16pt" style:font-weight-asian="bold" style:font-size-complex="16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8877fe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8877fe" officeooo:paragraph-rsid="01972683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98db4e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98db4e" officeooo:paragraph-rsid="01a69ee1" style:font-name-asian="FreeMono" style:font-size-asian="13pt" style:font-weight-asian="normal" style:font-name-complex="FreeMono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129" style:family="paragraph" style:parent-style-name="Standard">
      <style:paragraph-properties fo:text-align="start" style:justify-single-word="false"/>
      <style:text-properties style:font-name="FreeMono1" officeooo:paragraph-rsid="0094a78b"/>
    </style:style>
    <style:style style:name="P130" style:family="paragraph" style:parent-style-name="Standard">
      <style:text-properties style:font-name="FreeMono1" officeooo:rsid="01227719" officeooo:paragraph-rsid="0108beb1"/>
    </style:style>
    <style:style style:name="P131" style:family="paragraph" style:parent-style-name="Standard">
      <style:text-properties style:font-name="FreeMono1" officeooo:rsid="0121e36c" officeooo:paragraph-rsid="0108beb1"/>
    </style:style>
    <style:style style:name="P132" style:family="paragraph" style:parent-style-name="Standard">
      <style:text-properties style:font-name="FreeMono1" officeooo:paragraph-rsid="0108beb1"/>
    </style:style>
    <style:style style:name="P133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4fc4e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090f2d4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0f0ec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style:font-name="FreeMono1" fo:font-size="13pt" style:text-underline-style="none" fo:font-weight="normal" officeooo:rsid="0181c49d" officeooo:paragraph-rsid="018e3118" style:font-name-asian="FreeMono" style:font-size-asian="13pt" style:font-weight-asian="normal" style:font-name-complex="FreeMono" style:font-size-complex="13pt" style:font-weight-complex="normal"/>
    </style:style>
    <style:style style:name="P137" style:family="paragraph" style:parent-style-name="Standard">
      <style:paragraph-properties style:text-autospace="none"/>
      <style:text-properties style:font-name="FreeMono1" fo:font-size="13pt" officeooo:paragraph-rsid="018e3118" style:font-name-asian="FreeMono" style:font-size-asian="13pt" style:font-name-complex="FreeMono" style:font-size-complex="13pt"/>
    </style:style>
    <style:style style:name="P138" style:family="paragraph" style:parent-style-name="Standard">
      <style:paragraph-properties style:text-autospace="none"/>
      <style:text-properties style:font-name="FreeMono1" fo:font-size="13pt" fo:font-style="normal" fo:font-weight="normal" officeooo:rsid="0181c49d" officeooo:paragraph-rsid="018e3118" style:font-name-asian="FreeMono" style:font-size-asian="13pt" style:font-style-asian="normal" style:font-weight-asian="normal" style:font-name-complex="FreeMono" style:font-size-complex="13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officeooo:paragraph-rsid="00907ee1"/>
    </style:style>
    <style:style style:name="P140" style:family="paragraph" style:parent-style-name="Standard">
      <style:paragraph-properties fo:text-align="start" style:justify-single-word="false"/>
      <style:text-properties officeooo:paragraph-rsid="01dfe20d"/>
    </style:style>
    <style:style style:name="P141" style:family="paragraph" style:parent-style-name="Standard">
      <style:paragraph-properties fo:text-align="start" style:justify-single-word="false"/>
      <style:text-properties fo:color="#000000" style:font-name="FreeMono1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142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1"/>
    </style:style>
    <style:style style:name="T4" style:family="text">
      <style:text-properties style:font-name="FreeMono1" officeooo:rsid="007200c7"/>
    </style:style>
    <style:style style:name="T5" style:family="text">
      <style:text-properties style:font-name="FreeMono1" officeooo:rsid="00ad103c"/>
    </style:style>
    <style:style style:name="T6" style:family="text">
      <style:text-properties style:font-name="FreeMono1" officeooo:rsid="00b804e3"/>
    </style:style>
    <style:style style:name="T7" style:family="text">
      <style:text-properties style:font-name="FreeMono1" officeooo:rsid="00b9656e"/>
    </style:style>
    <style:style style:name="T8" style:family="text">
      <style:text-properties style:font-name="FreeMono1" officeooo:rsid="00cb20f3"/>
    </style:style>
    <style:style style:name="T9" style:family="text">
      <style:text-properties style:font-name="FreeMono1" officeooo:rsid="00ac8f4e"/>
    </style:style>
    <style:style style:name="T10" style:family="text">
      <style:text-properties style:font-name="FreeMono1" officeooo:rsid="00ea2bba"/>
    </style:style>
    <style:style style:name="T11" style:family="text">
      <style:text-properties style:font-name="FreeMono1" officeooo:rsid="00ed749e"/>
    </style:style>
    <style:style style:name="T12" style:family="text">
      <style:text-properties style:font-name="FreeMono1" officeooo:rsid="00eeb3a3"/>
    </style:style>
    <style:style style:name="T13" style:family="text">
      <style:text-properties style:font-name="FreeMono1" officeooo:rsid="00f02d5b"/>
    </style:style>
    <style:style style:name="T14" style:family="text">
      <style:text-properties style:font-name="FreeMono1" officeooo:rsid="0102d0ef"/>
    </style:style>
    <style:style style:name="T15" style:family="text">
      <style:text-properties style:font-name="FreeMono1" officeooo:rsid="01044023"/>
    </style:style>
    <style:style style:name="T16" style:family="text">
      <style:text-properties style:font-name="FreeMono1" officeooo:rsid="0114094b"/>
    </style:style>
    <style:style style:name="T17" style:family="text">
      <style:text-properties style:font-name="FreeMono1" officeooo:rsid="0114970b"/>
    </style:style>
    <style:style style:name="T18" style:family="text">
      <style:text-properties style:font-name="FreeMono1" officeooo:rsid="010b5b7a"/>
    </style:style>
    <style:style style:name="T19" style:family="text">
      <style:text-properties style:font-name="FreeMono1" fo:font-size="13pt" style:font-size-asian="13pt" style:font-size-complex="13pt"/>
    </style:style>
    <style:style style:name="T20" style:family="text">
      <style:text-properties style:font-name="FreeMono1" fo:font-size="13pt" officeooo:rsid="01338b22" style:font-size-asian="13pt" style:font-size-complex="13pt"/>
    </style:style>
    <style:style style:name="T21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22" style:family="text">
      <style:text-properties style:font-name="FreeMono1" fo:font-weight="normal" officeooo:rsid="01b0b0eb" style:font-weight-asian="normal" style:font-weight-complex="normal"/>
    </style:style>
    <style:style style:name="T23" style:family="text">
      <style:text-properties style:font-name="FreeMono1" fo:font-weight="normal" officeooo:rsid="01b1e7ff" style:font-weight-asian="normal" style:font-weight-complex="normal"/>
    </style:style>
    <style:style style:name="T24" style:family="text">
      <style:text-properties style:font-name="FreeMono1" fo:font-weight="normal" officeooo:rsid="01b29570" style:font-weight-asian="normal" style:font-weight-complex="normal"/>
    </style:style>
    <style:style style:name="T25" style:family="text">
      <style:text-properties style:font-name="FreeMono1" fo:font-weight="normal" officeooo:rsid="01b4d6bb" style:font-weight-asian="normal" style:font-weight-complex="normal"/>
    </style:style>
    <style:style style:name="T26" style:family="text">
      <style:text-properties style:font-name="FreeMono1" fo:font-weight="normal" officeooo:rsid="01b5b887" style:font-weight-asian="normal" style:font-weight-complex="normal"/>
    </style:style>
    <style:style style:name="T27" style:family="text">
      <style:text-properties style:font-name="FreeMono1" officeooo:rsid="0176ad8c"/>
    </style:style>
    <style:style style:name="T28" style:family="text">
      <style:text-properties style:font-name="FreeMono1" officeooo:rsid="017788d2"/>
    </style:style>
    <style:style style:name="T29" style:family="text">
      <style:text-properties style:font-name="FreeMono1" officeooo:rsid="0178a90e"/>
    </style:style>
    <style:style style:name="T30" style:family="text">
      <style:text-properties style:font-name="FreeMono1" officeooo:rsid="017b9caf"/>
    </style:style>
    <style:style style:name="T31" style:family="text">
      <style:text-properties style:font-name="FreeMono1" officeooo:rsid="01929fbc" style:font-name-asian="FreeMono" style:font-name-complex="FreeMono"/>
    </style:style>
    <style:style style:name="T32" style:family="text">
      <style:text-properties style:font-name="FreeMono1" officeooo:rsid="018ec87d" style:font-name-asian="FreeMono" style:font-name-complex="FreeMono"/>
    </style:style>
    <style:style style:name="T33" style:family="text">
      <style:text-properties style:font-name="FreeMono1" officeooo:rsid="01972683" style:font-name-asian="FreeMono" style:font-name-complex="FreeMono"/>
    </style:style>
    <style:style style:name="T34" style:family="text">
      <style:text-properties style:font-name="FreeMono1" officeooo:rsid="019cc1c8" style:font-name-asian="FreeMono" style:font-name-complex="FreeMono"/>
    </style:style>
    <style:style style:name="T35" style:family="text">
      <style:text-properties style:font-name="FreeMono1" officeooo:rsid="0092ca38" style:font-name-asian="FreeMono" style:font-name-complex="FreeMono"/>
    </style:style>
    <style:style style:name="T36" style:family="text">
      <style:text-properties style:font-name="FreeMono1" officeooo:rsid="008f91cd" style:font-name-asian="FreeMono" style:font-name-complex="FreeMono"/>
    </style:style>
    <style:style style:name="T37" style:family="text">
      <style:text-properties style:font-name="FreeMono1" officeooo:rsid="01a54219" style:font-name-asian="FreeMono" style:font-name-complex="FreeMono"/>
    </style:style>
    <style:style style:name="T38" style:family="text">
      <style:text-properties style:font-name="FreeMono1" officeooo:rsid="01ab3992" style:font-name-asian="FreeMono" style:font-name-complex="FreeMono"/>
    </style:style>
    <style:style style:name="T39" style:family="text">
      <style:text-properties style:font-name="FreeMono1" officeooo:rsid="01ade907" style:font-name-asian="FreeMono" style:font-name-complex="FreeMono"/>
    </style:style>
    <style:style style:name="T40" style:family="text">
      <style:text-properties style:font-name="FreeMono1" officeooo:rsid="01bcbfa6"/>
    </style:style>
    <style:style style:name="T41" style:family="text">
      <style:text-properties style:font-name="FreeMono1" officeooo:rsid="01d03d4d"/>
    </style:style>
    <style:style style:name="T42" style:family="text">
      <style:text-properties style:font-name="FreeMono1" officeooo:rsid="01d6180d"/>
    </style:style>
    <style:style style:name="T43" style:family="text">
      <style:text-properties style:font-name="FreeMono1" officeooo:rsid="01d7e53e"/>
    </style:style>
    <style:style style:name="T44" style:family="text">
      <style:text-properties style:font-name="FreeMono1" officeooo:rsid="01714a0f"/>
    </style:style>
    <style:style style:name="T45" style:family="text">
      <style:text-properties style:font-name="FreeMono1" officeooo:rsid="01d7fa7d"/>
    </style:style>
    <style:style style:name="T46" style:family="text">
      <style:text-properties fo:font-weight="normal" officeooo:rsid="0019b933" style:font-weight-asian="normal" style:font-weight-complex="normal"/>
    </style:style>
    <style:style style:name="T47" style:family="text">
      <style:text-properties fo:font-weight="normal" officeooo:rsid="001b77f1" style:font-weight-asian="normal" style:font-weight-complex="normal"/>
    </style:style>
    <style:style style:name="T48" style:family="text">
      <style:text-properties fo:font-weight="normal" officeooo:rsid="001e4cc3" style:font-weight-asian="normal" style:font-weight-complex="normal"/>
    </style:style>
    <style:style style:name="T49" style:family="text">
      <style:text-properties fo:font-weight="normal" officeooo:rsid="001ff759" style:font-weight-asian="normal" style:font-weight-complex="normal"/>
    </style:style>
    <style:style style:name="T50" style:family="text">
      <style:text-properties fo:font-weight="normal" officeooo:rsid="0025807d" style:font-weight-asian="normal" style:font-weight-complex="normal"/>
    </style:style>
    <style:style style:name="T51" style:family="text">
      <style:text-properties fo:font-weight="normal" officeooo:rsid="00217b28" style:font-weight-asian="normal" style:font-weight-complex="normal"/>
    </style:style>
    <style:style style:name="T52" style:family="text">
      <style:text-properties fo:font-weight="normal" officeooo:rsid="0023e396" style:font-weight-asian="normal" style:font-weight-complex="normal"/>
    </style:style>
    <style:style style:name="T53" style:family="text">
      <style:text-properties fo:font-weight="normal" officeooo:rsid="00288e6d" style:font-weight-asian="normal" style:font-weight-complex="normal"/>
    </style:style>
    <style:style style:name="T54" style:family="text">
      <style:text-properties fo:font-weight="normal" officeooo:rsid="010a8fef" style:font-weight-asian="normal" style:font-weight-complex="normal"/>
    </style:style>
    <style:style style:name="T55" style:family="text">
      <style:text-properties fo:font-weight="normal" officeooo:rsid="01b0b0eb" style:font-weight-asian="normal" style:font-weight-complex="normal"/>
    </style:style>
    <style:style style:name="T56" style:family="text">
      <style:text-properties fo:font-weight="normal" officeooo:rsid="01b4d6bb" style:font-weight-asian="normal" style:font-weight-complex="normal"/>
    </style:style>
    <style:style style:name="T57" style:family="text">
      <style:text-properties fo:font-weight="normal" officeooo:rsid="01b5b887" style:font-weight-asian="normal" style:font-weight-complex="normal"/>
    </style:style>
    <style:style style:name="T58" style:family="text">
      <style:text-properties fo:font-weight="normal" officeooo:rsid="01b6d1ce" style:font-weight-asian="normal" style:font-weight-complex="normal"/>
    </style:style>
    <style:style style:name="T59" style:family="text">
      <style:text-properties fo:font-weight="normal" officeooo:rsid="01b76207" style:font-weight-asian="normal" style:font-weight-complex="normal"/>
    </style:style>
    <style:style style:name="T60" style:family="text">
      <style:text-properties fo:font-weight="normal" officeooo:rsid="01b9800f" style:font-weight-asian="normal" style:font-weight-complex="normal"/>
    </style:style>
    <style:style style:name="T61" style:family="text">
      <style:text-properties fo:font-style="italic" officeooo:rsid="00589877" style:font-style-asian="italic" style:font-style-complex="italic"/>
    </style:style>
    <style:style style:name="T62" style:family="text">
      <style:text-properties fo:font-style="italic" officeooo:rsid="005a0a31" style:font-style-asian="italic" style:font-style-complex="italic"/>
    </style:style>
    <style:style style:name="T63" style:family="text">
      <style:text-properties fo:font-style="italic" officeooo:rsid="010b5b7a" style:font-style-asian="italic" style:font-style-complex="italic"/>
    </style:style>
    <style:style style:name="T64" style:family="text">
      <style:text-properties fo:font-style="italic" officeooo:rsid="010f638a" style:font-style-asian="italic" style:font-style-complex="italic"/>
    </style:style>
    <style:style style:name="T65" style:family="text">
      <style:text-properties fo:font-style="italic" officeooo:rsid="017e7627" style:font-style-asian="italic" style:font-style-complex="italic"/>
    </style:style>
    <style:style style:name="T66" style:family="text">
      <style:text-properties fo:font-style="italic" officeooo:rsid="01c3d0d9" style:font-style-asian="italic" style:font-style-complex="italic"/>
    </style:style>
    <style:style style:name="T67" style:family="text">
      <style:text-properties fo:font-style="italic" officeooo:rsid="01c9b2cb" style:font-style-asian="italic" style:font-style-complex="italic"/>
    </style:style>
    <style:style style:name="T68" style:family="text">
      <style:text-properties fo:font-style="italic" officeooo:rsid="01cb609a" style:font-style-asian="italic" style:font-style-complex="italic"/>
    </style:style>
    <style:style style:name="T69" style:family="text">
      <style:text-properties fo:font-style="italic" officeooo:rsid="01d03d4d" style:font-style-asian="italic" style:font-style-complex="italic"/>
    </style:style>
    <style:style style:name="T70" style:family="text">
      <style:text-properties fo:font-style="normal" officeooo:rsid="008fc3c0" style:font-style-asian="normal" style:font-style-complex="normal"/>
    </style:style>
    <style:style style:name="T71" style:family="text">
      <style:text-properties fo:font-style="normal" officeooo:rsid="010a8fef" style:font-style-asian="normal" style:font-style-complex="normal"/>
    </style:style>
    <style:style style:name="T72" style:family="text">
      <style:text-properties fo:font-style="normal" officeooo:rsid="010b5b7a" style:font-style-asian="normal" style:font-style-complex="normal"/>
    </style:style>
    <style:style style:name="T73" style:family="text">
      <style:text-properties fo:font-style="normal" officeooo:rsid="010b6d63" style:font-style-asian="normal" style:font-style-complex="normal"/>
    </style:style>
    <style:style style:name="T74" style:family="text">
      <style:text-properties fo:font-style="normal" officeooo:rsid="01c1d54c" style:font-style-asian="normal" style:font-style-complex="normal"/>
    </style:style>
    <style:style style:name="T75" style:family="text">
      <style:text-properties fo:font-style="normal" officeooo:rsid="01c68865" style:font-style-asian="normal" style:font-style-complex="normal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78" style:family="text">
      <style:text-properties style:font-name="Liberation Serif1" fo:font-weight="normal" officeooo:rsid="00288e6d" style:font-weight-asian="normal" style:font-weight-complex="normal"/>
    </style:style>
    <style:style style:name="T79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80" style:family="text">
      <style:text-properties style:font-name="Liberation Serif1" fo:font-size="12pt" officeooo:rsid="0114094b" style:font-size-asian="12pt" style:font-size-complex="12pt"/>
    </style:style>
    <style:style style:name="T81" style:family="text">
      <style:text-properties style:font-name="Liberation Serif1" officeooo:rsid="0118f586"/>
    </style:style>
    <style:style style:name="T82" style:family="text">
      <style:text-properties officeooo:rsid="0032efce"/>
    </style:style>
    <style:style style:name="T83" style:family="text">
      <style:text-properties officeooo:rsid="003849c4"/>
    </style:style>
    <style:style style:name="T84" style:family="text">
      <style:text-properties officeooo:rsid="0039785f"/>
    </style:style>
    <style:style style:name="T85" style:family="text">
      <style:text-properties officeooo:rsid="0043487d"/>
    </style:style>
    <style:style style:name="T86" style:family="text">
      <style:text-properties officeooo:rsid="0043d33a"/>
    </style:style>
    <style:style style:name="T87" style:family="text">
      <style:text-properties officeooo:rsid="00465349"/>
    </style:style>
    <style:style style:name="T88" style:family="text">
      <style:text-properties officeooo:rsid="004a9366"/>
    </style:style>
    <style:style style:name="T89" style:family="text">
      <style:text-properties officeooo:rsid="004cf77c"/>
    </style:style>
    <style:style style:name="T90" style:family="text">
      <style:text-properties officeooo:rsid="004fc5a1"/>
    </style:style>
    <style:style style:name="T91" style:family="text">
      <style:text-properties officeooo:rsid="00517544"/>
    </style:style>
    <style:style style:name="T92" style:family="text">
      <style:text-properties officeooo:rsid="00570f5e"/>
    </style:style>
    <style:style style:name="T93" style:family="text">
      <style:text-properties officeooo:rsid="00589877"/>
    </style:style>
    <style:style style:name="T94" style:family="text">
      <style:text-properties officeooo:rsid="005c6c4e"/>
    </style:style>
    <style:style style:name="T95" style:family="text">
      <style:text-properties officeooo:rsid="005d7b27"/>
    </style:style>
    <style:style style:name="T96" style:family="text">
      <style:text-properties officeooo:rsid="00618033"/>
    </style:style>
    <style:style style:name="T97" style:family="text">
      <style:text-properties officeooo:rsid="0066c4be"/>
    </style:style>
    <style:style style:name="T98" style:family="text">
      <style:text-properties style:font-name="Jomolhari" officeooo:rsid="007200c7"/>
    </style:style>
    <style:style style:name="T99" style:family="text">
      <style:text-properties style:font-name="Jomolhari" officeooo:rsid="008053f5"/>
    </style:style>
    <style:style style:name="T100" style:family="text">
      <style:text-properties style:font-name="Jomolhari" officeooo:rsid="0032efce"/>
    </style:style>
    <style:style style:name="T101" style:family="text">
      <style:text-properties style:font-name="Jomolhari" officeooo:rsid="008894f2"/>
    </style:style>
    <style:style style:name="T102" style:family="text">
      <style:text-properties style:font-name="Jomolhari" officeooo:rsid="0089ccf0"/>
    </style:style>
    <style:style style:name="T103" style:family="text">
      <style:text-properties style:font-name="Jomolhari" officeooo:rsid="008a6f9a"/>
    </style:style>
    <style:style style:name="T104" style:family="text">
      <style:text-properties style:font-name="Jomolhari" officeooo:rsid="008e3e08"/>
    </style:style>
    <style:style style:name="T105" style:family="text">
      <style:text-properties style:font-name="Jomolhari" fo:font-size="13pt" style:font-size-asian="13pt" style:font-size-complex="13pt"/>
    </style:style>
    <style:style style:name="T106" style:family="text">
      <style:text-properties style:font-name="Jomolhari" fo:font-size="13pt" officeooo:rsid="01338b22" style:font-size-asian="13pt" style:font-size-complex="13pt"/>
    </style:style>
    <style:style style:name="T107" style:family="text">
      <style:text-properties style:font-name="Jomolhari" officeooo:rsid="010a8fef"/>
    </style:style>
    <style:style style:name="T108" style:family="text">
      <style:text-properties style:font-name="Jomolhari" officeooo:rsid="010b5b7a"/>
    </style:style>
    <style:style style:name="T109" style:family="text">
      <style:text-properties style:font-name="Jomolhari" officeooo:rsid="010f638a"/>
    </style:style>
    <style:style style:name="T110" style:family="text">
      <style:text-properties style:font-name="Jomolhari" officeooo:rsid="008f91cd" style:font-name-asian="FreeMono" style:font-name-complex="FreeMono"/>
    </style:style>
    <style:style style:name="T111" style:family="text">
      <style:text-properties style:font-name="Jomolhari" officeooo:rsid="00ef08d7" style:font-name-asian="FreeMono" style:font-name-complex="FreeMono"/>
    </style:style>
    <style:style style:name="T112" style:family="text">
      <style:text-properties style:font-name="Jomolhari" officeooo:rsid="00ef60f6" style:font-name-asian="FreeMono" style:font-name-complex="FreeMono"/>
    </style:style>
    <style:style style:name="T113" style:family="text">
      <style:text-properties style:font-name="Jomolhari" officeooo:rsid="00f54338" style:font-name-asian="FreeMono" style:font-name-complex="FreeMono"/>
    </style:style>
    <style:style style:name="T114" style:family="text">
      <style:text-properties style:font-name="Jomolhari" officeooo:rsid="018cd052" style:font-name-asian="FreeMono" style:font-name-complex="FreeMono"/>
    </style:style>
    <style:style style:name="T115" style:family="text">
      <style:text-properties style:font-name="Jomolhari" officeooo:rsid="0093ee39" style:font-name-asian="FreeMono" style:font-name-complex="FreeMono"/>
    </style:style>
    <style:style style:name="T116" style:family="text">
      <style:text-properties style:font-name="Jomolhari" officeooo:rsid="0092ca38" style:font-name-asian="FreeMono" style:font-name-complex="FreeMono"/>
    </style:style>
    <style:style style:name="T117" style:family="text">
      <style:text-properties style:font-name="Jomolhari" officeooo:rsid="00efcdf8" style:font-name-asian="FreeMono" style:font-name-complex="FreeMono"/>
    </style:style>
    <style:style style:name="T118" style:family="text">
      <style:text-properties style:font-name="Jomolhari" officeooo:rsid="018f8d36" style:font-name-asian="FreeMono" style:font-name-complex="FreeMono"/>
    </style:style>
    <style:style style:name="T119" style:family="text">
      <style:text-properties style:font-name="Jomolhari" officeooo:rsid="0190f242" style:font-name-asian="FreeMono" style:font-name-complex="FreeMono"/>
    </style:style>
    <style:style style:name="T120" style:family="text">
      <style:text-properties style:font-name="Jomolhari" officeooo:rsid="01a69ee1" style:font-name-asian="FreeMono" style:font-name-complex="FreeMono"/>
    </style:style>
    <style:style style:name="T121" style:family="text">
      <style:text-properties style:font-name="Jomolhari" officeooo:rsid="01ab3992" style:font-name-asian="FreeMono" style:font-name-complex="FreeMono"/>
    </style:style>
    <style:style style:name="T122" style:family="text">
      <style:text-properties style:font-name="Jomolhari" officeooo:rsid="01abc226" style:font-name-asian="FreeMono" style:font-name-complex="FreeMono"/>
    </style:style>
    <style:style style:name="T123" style:family="text">
      <style:text-properties style:font-name="Jomolhari" officeooo:rsid="01ade907" style:font-name-asian="FreeMono" style:font-name-complex="FreeMono"/>
    </style:style>
    <style:style style:name="T124" style:family="text">
      <style:text-properties style:font-name="Jomolhari" officeooo:rsid="019cc1c8" style:font-name-asian="FreeMono" style:font-name-complex="FreeMono"/>
    </style:style>
    <style:style style:name="T125" style:family="text">
      <style:text-properties style:font-name="Jomolhari" fo:font-weight="normal" officeooo:rsid="00fd9f19" style:font-name-asian="FreeMono" style:font-weight-asian="normal" style:font-name-complex="FreeMono" style:font-weight-complex="normal"/>
    </style:style>
    <style:style style:name="T126" style:family="text">
      <style:text-properties style:font-name="Jomolhari" fo:font-weight="normal" officeooo:rsid="00ff3a72" style:font-name-asian="FreeMono" style:font-weight-asian="normal" style:font-name-complex="FreeMono" style:font-weight-complex="normal"/>
    </style:style>
    <style:style style:name="T127" style:family="text">
      <style:text-properties style:font-name="Jomolhari" fo:font-weight="normal" officeooo:rsid="00ff3cbe" style:font-name-asian="FreeMono" style:font-weight-asian="normal" style:font-name-complex="FreeMono" style:font-weight-complex="normal"/>
    </style:style>
    <style:style style:name="T128" style:family="text">
      <style:text-properties style:font-name="Jomolhari" fo:font-weight="normal" officeooo:rsid="010123cb" style:font-name-asian="FreeMono" style:font-weight-asian="normal" style:font-name-complex="FreeMono" style:font-weight-complex="normal"/>
    </style:style>
    <style:style style:name="T129" style:family="text">
      <style:text-properties style:font-name="Jomolhari" fo:font-style="italic" officeooo:rsid="01ab3992" style:font-name-asian="FreeMono" style:font-style-asian="italic" style:font-name-complex="FreeMono" style:font-style-complex="italic"/>
    </style:style>
    <style:style style:name="T130" style:family="text">
      <style:text-properties style:font-name="Jomolhari" officeooo:rsid="01bcbfa6"/>
    </style:style>
    <style:style style:name="T131" style:family="text">
      <style:text-properties style:font-name="Jomolhari" officeooo:rsid="00b804e3"/>
    </style:style>
    <style:style style:name="T132" style:family="text">
      <style:text-properties officeooo:rsid="006b862b"/>
    </style:style>
    <style:style style:name="T133" style:family="text">
      <style:text-properties officeooo:rsid="006e6fee"/>
    </style:style>
    <style:style style:name="T134" style:family="text">
      <style:text-properties fo:color="#000000" style:text-underline-style="none" fo:font-weight="normal" officeooo:rsid="002afd29" style:font-weight-asian="normal" style:font-weight-complex="normal"/>
    </style:style>
    <style:style style:name="T135" style:family="text">
      <style:text-properties fo:color="#000000" style:text-underline-style="none" fo:font-weight="normal" officeooo:rsid="002b32e2" style:font-weight-asian="normal" style:font-weight-complex="normal"/>
    </style:style>
    <style:style style:name="T136" style:family="text">
      <style:text-properties fo:color="#000000" style:text-underline-style="none" fo:font-weight="normal" officeooo:rsid="002cfe84" style:font-weight-asian="normal" style:font-weight-complex="normal"/>
    </style:style>
    <style:style style:name="T137" style:family="text">
      <style:text-properties fo:color="#000000" style:text-underline-style="none" fo:font-weight="normal" officeooo:rsid="010a8fef" style:font-weight-asian="normal" style:font-weight-complex="normal"/>
    </style:style>
    <style:style style:name="T138" style:family="text">
      <style:text-properties fo:color="#000000" style:text-underline-style="none" fo:font-weight="normal" officeooo:rsid="010f638a" style:font-weight-asian="normal" style:font-weight-complex="normal"/>
    </style:style>
    <style:style style:name="T139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40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41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2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43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44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45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46" style:family="text">
      <style:text-properties fo:color="#000000" style:font-name="Jomolhari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147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48" style:family="text">
      <style:text-properties fo:color="#000000" style:font-name="Jomolhari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49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50" style:family="text">
      <style:text-properties fo:color="#000000" style:font-name="Jomolhari" fo:font-size="13pt" style:text-underline-style="none" fo:font-weight="normal" officeooo:rsid="0113a8ba" style:font-size-asian="13pt" style:font-weight-asian="normal" style:font-size-complex="13pt" style:font-weight-complex="normal"/>
    </style:style>
    <style:style style:name="T151" style:family="text">
      <style:text-properties fo:color="#000000" style:font-name="Jomolhari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52" style:family="text">
      <style:text-properties fo:color="#000000" style:font-name="Jomolhari" fo:font-size="13pt" style:text-underline-style="none" fo:font-weight="normal" officeooo:rsid="01354b34" style:font-size-asian="13pt" style:font-weight-asian="normal" style:font-size-complex="13pt" style:font-weight-complex="normal"/>
    </style:style>
    <style:style style:name="T153" style:family="text">
      <style:text-properties fo:color="#000000" style:font-name="Jomolhari" fo:font-size="13pt" style:text-underline-style="none" fo:font-weight="normal" officeooo:rsid="01b9800f" style:font-size-asian="13pt" style:font-weight-asian="normal" style:font-size-complex="13pt" style:font-weight-complex="normal"/>
    </style:style>
    <style:style style:name="T154" style:family="text">
      <style:text-properties fo:color="#000000" style:font-name="Jomolhari" fo:font-size="13pt" style:text-underline-style="none" fo:font-weight="normal" officeooo:rsid="01bb752b" style:font-size-asian="13pt" style:font-weight-asian="normal" style:font-size-complex="13pt" style:font-weight-complex="normal"/>
    </style:style>
    <style:style style:name="T155" style:family="text">
      <style:text-properties fo:color="#000000" style:font-name="Jomolhari" fo:font-size="13pt" style:text-underline-style="none" fo:font-weight="normal" officeooo:rsid="01bcbfa6" style:font-size-asian="13pt" style:font-weight-asian="normal" style:font-size-complex="13pt" style:font-weight-complex="normal"/>
    </style:style>
    <style:style style:name="T156" style:family="text">
      <style:text-properties fo:color="#000000" style:font-name="Jomolhari" fo:font-size="13pt" style:text-underline-style="none" fo:font-weight="normal" officeooo:rsid="01c82819" style:font-size-asian="13pt" style:font-weight-asian="normal" style:font-size-complex="13pt" style:font-weight-complex="normal"/>
    </style:style>
    <style:style style:name="T157" style:family="text">
      <style:text-properties fo:color="#000000" style:font-name="Jomolhari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158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59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color="#000000" style:font-name="Jomolhari" fo:font-size="13pt" fo:font-style="italic" style:text-underline-style="none" fo:font-weight="normal" officeooo:rsid="009ba17c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0000" style:font-name="Jomolhari" fo:font-size="13pt" fo:font-style="italic" style:text-underline-style="none" fo:font-weight="normal" officeooo:rsid="01bcbfa6" style:font-size-asian="13pt" style:font-style-asian="italic" style:font-weight-asian="normal" style:font-size-complex="13pt" style:font-style-complex="italic" style:font-weight-complex="normal"/>
    </style:style>
    <style:style style:name="T162" style:family="text">
      <style:text-properties fo:color="#000000" style:font-name="Jomolhari" fo:font-weight="normal" officeooo:rsid="01a69ee1" style:font-name-asian="FreeMono" style:font-weight-asian="normal" style:font-name-complex="FreeMono" style:font-weight-complex="normal"/>
    </style:style>
    <style:style style:name="T163" style:family="text">
      <style:text-properties fo:color="#000000" style:font-name="Jomolhari" fo:font-weight="normal" officeooo:rsid="01aab703" style:font-name-asian="FreeMono" style:font-weight-asian="normal" style:font-name-complex="FreeMono" style:font-weight-complex="normal"/>
    </style:style>
    <style:style style:name="T164" style:family="text">
      <style:text-properties fo:color="#000000" style:font-name="Jomolhari" fo:font-weight="normal" officeooo:rsid="01a89490" style:font-name-asian="FreeMono" style:font-weight-asian="normal" style:font-name-complex="FreeMono" style:font-weight-complex="normal"/>
    </style:style>
    <style:style style:name="T165" style:family="text">
      <style:text-properties fo:color="#000000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66" style:family="text">
      <style:text-properties fo:color="#000000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67" style:family="text">
      <style:text-properties fo:color="#000000" style:font-name="FreeMono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68" style:family="text">
      <style:text-properties fo:color="#000000" style:font-name="FreeMono1" fo:font-size="13pt" style:text-underline-style="none" fo:font-weight="normal" officeooo:rsid="01338b22" style:font-size-asian="13pt" style:font-weight-asian="normal" style:font-size-complex="13pt" style:font-weight-complex="normal"/>
    </style:style>
    <style:style style:name="T169" style:family="text">
      <style:text-properties fo:color="#000000" style:font-name="FreeMono1" fo:font-size="13pt" style:text-underline-style="none" fo:font-weight="normal" officeooo:rsid="00442821" style:font-size-asian="13pt" style:font-weight-asian="normal" style:font-size-complex="13pt" style:font-weight-complex="normal"/>
    </style:style>
    <style:style style:name="T170" style:family="text">
      <style:text-properties fo:color="#000000" style:font-name="FreeMono1" fo:font-size="13pt" style:text-underline-style="none" fo:font-weight="normal" officeooo:rsid="01655df9" style:font-size-asian="13pt" style:font-weight-asian="normal" style:font-size-complex="13pt" style:font-weight-complex="normal"/>
    </style:style>
    <style:style style:name="T171" style:family="text">
      <style:text-properties fo:color="#000000" style:font-name="FreeMono1" fo:font-size="13pt" style:text-underline-style="none" fo:font-weight="normal" officeooo:rsid="01de5552" style:font-size-asian="13pt" style:font-weight-asian="normal" style:font-size-complex="13pt" style:font-weight-complex="normal"/>
    </style:style>
    <style:style style:name="T172" style:family="text">
      <style:text-properties fo:color="#000000" style:font-name="FreeMono1" fo:font-size="13pt" fo:font-style="normal" style:text-underline-style="none" fo:font-weight="normal" officeooo:rsid="0042429c" style:font-size-asian="13pt" style:font-style-asian="normal" style:font-weight-asian="normal" style:font-size-complex="13pt" style:font-style-complex="normal" style:font-weight-complex="normal"/>
    </style:style>
    <style:style style:name="T173" style:family="text">
      <style:text-properties fo:color="#000000" style:font-name="FreeMono1" fo:font-size="13pt" fo:font-style="normal" style:text-underline-style="none" fo:font-weight="normal" officeooo:rsid="00442821" style:font-size-asian="13pt" style:font-style-asian="normal" style:font-weight-asian="normal" style:font-size-complex="13pt" style:font-style-complex="normal" style:font-weight-complex="normal"/>
    </style:style>
    <style:style style:name="T174" style:family="text">
      <style:text-properties fo:color="#000000" style:font-name="FreeMono1" fo:font-size="13pt" fo:font-style="normal" style:text-underline-style="none" fo:font-weight="normal" officeooo:rsid="0044a7fd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0000" style:font-name="FreeMono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76" style:family="text">
      <style:text-properties fo:color="#000000" style:font-name="FreeMono1" fo:font-size="13pt" fo:font-style="normal" style:text-underline-style="none" fo:font-weight="normal" officeooo:rsid="01dc4583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0000" style:font-name="FreeMono1" fo:font-size="13pt" fo:font-style="normal" style:text-underline-style="none" fo:font-weight="normal" officeooo:rsid="01655df9" style:font-size-asian="13pt" style:font-style-asian="normal" style:font-weight-asian="normal" style:font-size-complex="13pt" style:font-style-complex="normal" style:font-weight-complex="normal"/>
    </style:style>
    <style:style style:name="T178" style:family="text">
      <style:text-properties fo:color="#000000" style:font-name="FreeMono1" fo:font-size="13pt" fo:font-style="normal" style:text-underline-style="none" fo:font-weight="normal" officeooo:rsid="01714a0f" style:font-size-asian="13pt" style:font-style-asian="normal" style:font-weight-asian="normal" style:font-size-complex="13pt" style:font-style-complex="normal" style:font-weight-complex="normal"/>
    </style:style>
    <style:style style:name="T179" style:family="text">
      <style:text-properties fo:color="#000000" style:font-name="FreeMono1" officeooo:rsid="018e3118"/>
    </style:style>
    <style:style style:name="T180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181" style:family="text">
      <style:text-properties fo:color="#000000" style:font-name="Jomolhari1" fo:font-size="13pt" fo:font-style="normal" style:text-underline-style="none" fo:font-weight="normal" officeooo:rsid="011a4c32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0000" style:font-name="Jomolhari1" fo:font-size="13pt" fo:font-style="normal" style:text-underline-style="none" fo:font-weight="normal" officeooo:rsid="011e8a8e" style:font-size-asian="13pt" style:font-style-asian="normal" style:font-weight-asian="normal" style:font-size-complex="13pt" style:font-style-complex="normal" style:font-weight-complex="normal"/>
    </style:style>
    <style:style style:name="T183" style:family="text">
      <style:text-properties fo:color="#000000" style:font-name="Jomolhari1" fo:font-size="13pt" fo:font-style="normal" style:text-underline-style="none" fo:font-weight="normal" officeooo:rsid="0120eeaa" style:font-size-asian="13pt" style:font-style-asian="normal" style:font-weight-asian="normal" style:font-size-complex="13pt" style:font-style-complex="normal" style:font-weight-complex="normal"/>
    </style:style>
    <style:style style:name="T184" style:family="text">
      <style:text-properties fo:color="#000000" style:font-name="Jomolhari1" fo:font-size="13pt" fo:font-style="normal" style:text-underline-style="none" fo:font-weight="normal" officeooo:rsid="012f8f43" style:font-size-asian="13pt" style:font-style-asian="normal" style:font-weight-asian="normal" style:font-size-complex="13pt" style:font-style-complex="normal" style:font-weight-complex="normal"/>
    </style:style>
    <style:style style:name="T185" style:family="text">
      <style:text-properties fo:color="#000000" style:font-name="Jomolhari1" fo:font-size="13pt" fo:font-style="normal" style:text-underline-style="none" fo:font-weight="normal" officeooo:rsid="013e6568" style:font-size-asian="13pt" style:font-style-asian="normal" style:font-weight-asian="normal" style:font-size-complex="13pt" style:font-style-complex="normal" style:font-weight-complex="normal"/>
    </style:style>
    <style:style style:name="T186" style:family="text">
      <style:text-properties fo:color="#000000" style:font-name="Jomolhari1" fo:font-size="13pt" fo:font-style="normal" style:text-underline-style="none" fo:font-weight="normal" officeooo:rsid="01b8b5c6" style:font-size-asian="13pt" style:font-style-asian="normal" style:font-weight-asian="normal" style:font-size-complex="13pt" style:font-style-complex="normal" style:font-weight-complex="normal"/>
    </style:style>
    <style:style style:name="T187" style:family="text">
      <style:text-properties fo:color="#000000" style:font-name="Jomolhari1" fo:font-size="13pt" fo:font-style="normal" style:text-underline-style="none" fo:font-weight="normal" officeooo:rsid="01b9800f" style:font-size-asian="13pt" style:font-style-asian="normal" style:font-weight-asian="normal" style:font-size-complex="13pt" style:font-style-complex="normal" style:font-weight-complex="normal"/>
    </style:style>
    <style:style style:name="T188" style:family="text">
      <style:text-properties fo:color="#000000" style:font-name="Jomolhari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189" style:family="text">
      <style:text-properties fo:color="#000000" style:font-name="VL Gothic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190" style:family="text">
      <style:text-properties fo:color="#000000" style:font-name="VL Gothic" fo:font-size="13pt" style:text-underline-style="none" fo:font-weight="normal" officeooo:rsid="01115540" style:font-size-asian="13pt" style:font-weight-asian="normal" style:font-size-complex="13pt" style:font-weight-complex="normal"/>
    </style:style>
    <style:style style:name="T191" style:family="text">
      <style:text-properties fo:color="#000000" style:font-name="VL Gothic" fo:font-size="13pt" style:text-underline-style="none" fo:font-weight="normal" officeooo:rsid="0146b15b" style:font-size-asian="13pt" style:font-weight-asian="normal" style:font-size-complex="13pt" style:font-weight-complex="normal"/>
    </style:style>
    <style:style style:name="T192" style:family="text">
      <style:text-properties fo:color="#000000" officeooo:rsid="018e3118"/>
    </style:style>
    <style:style style:name="T193" style:family="text">
      <style:text-properties fo:color="#000000" style:font-name="FreeMono1" fo:font-size="13pt" style:text-underline-style="none" fo:font-weight="normal" officeooo:rsid="01df8e62" style:font-size-asian="13pt" style:font-weight-asian="normal" style:font-size-complex="13pt" style:font-weight-complex="normal"/>
    </style:style>
    <style:style style:name="T194" style:family="text">
      <style:text-properties fo:color="#000000" style:font-name="FreeMono1" fo:font-size="13pt" fo:font-style="normal" style:text-underline-style="none" fo:font-weight="normal" officeooo:rsid="01e1c8b8" style:font-size-asian="13pt" style:font-style-asian="normal" style:font-weight-asian="normal" style:font-size-complex="13pt" style:font-style-complex="normal" style:font-weight-complex="normal"/>
    </style:style>
    <style:style style:name="T195" style:family="text">
      <style:text-properties officeooo:rsid="008fc3c0"/>
    </style:style>
    <style:style style:name="T196" style:family="text">
      <style:text-properties style:font-name="Jomolhari1" officeooo:rsid="005d7b27"/>
    </style:style>
    <style:style style:name="T197" style:family="text">
      <style:text-properties style:font-name="Jomolhari1" officeooo:rsid="00ac8f4e"/>
    </style:style>
    <style:style style:name="T198" style:family="text">
      <style:text-properties style:font-name="Jomolhari1" officeooo:rsid="00ad103c"/>
    </style:style>
    <style:style style:name="T199" style:family="text">
      <style:text-properties style:font-name="Jomolhari1" officeooo:rsid="00ad6f0a"/>
    </style:style>
    <style:style style:name="T200" style:family="text">
      <style:text-properties style:font-name="Jomolhari1" officeooo:rsid="00b01992"/>
    </style:style>
    <style:style style:name="T201" style:family="text">
      <style:text-properties style:font-name="Jomolhari1" officeooo:rsid="00c7fe8a"/>
    </style:style>
    <style:style style:name="T202" style:family="text">
      <style:text-properties style:font-name="Jomolhari1" officeooo:rsid="00e528b7"/>
    </style:style>
    <style:style style:name="T203" style:family="text">
      <style:text-properties style:font-name="Jomolhari1" officeooo:rsid="00ffdc51"/>
    </style:style>
    <style:style style:name="T204" style:family="text">
      <style:text-properties style:font-name="Jomolhari1" officeooo:rsid="0102d0ef"/>
    </style:style>
    <style:style style:name="T205" style:family="text">
      <style:text-properties style:font-name="Jomolhari1" officeooo:rsid="01041c8a"/>
    </style:style>
    <style:style style:name="T206" style:family="text">
      <style:text-properties style:font-name="Jomolhari1" officeooo:rsid="01044023"/>
    </style:style>
    <style:style style:name="T207" style:family="text">
      <style:text-properties style:font-name="Jomolhari1" officeooo:rsid="01058896"/>
    </style:style>
    <style:style style:name="T208" style:family="text">
      <style:text-properties style:font-name="Jomolhari1" officeooo:rsid="01071934"/>
    </style:style>
    <style:style style:name="T209" style:family="text">
      <style:text-properties style:font-name="Jomolhari1" officeooo:rsid="0107ec6e"/>
    </style:style>
    <style:style style:name="T210" style:family="text">
      <style:text-properties style:font-name="Jomolhari1" officeooo:rsid="0112b87c"/>
    </style:style>
    <style:style style:name="T211" style:family="text">
      <style:text-properties style:font-name="Jomolhari1" officeooo:rsid="0114094b"/>
    </style:style>
    <style:style style:name="T212" style:family="text">
      <style:text-properties style:font-name="Jomolhari1" officeooo:rsid="0114970b"/>
    </style:style>
    <style:style style:name="T213" style:family="text">
      <style:text-properties style:font-name="Jomolhari1" officeooo:rsid="0118f586"/>
    </style:style>
    <style:style style:name="T214" style:family="text">
      <style:text-properties style:font-name="Jomolhari1" officeooo:rsid="0119a69a"/>
    </style:style>
    <style:style style:name="T215" style:family="text">
      <style:text-properties style:font-name="Jomolhari1" fo:font-style="italic" officeooo:rsid="00ad103c" style:font-style-asian="italic" style:font-style-complex="italic"/>
    </style:style>
    <style:style style:name="T216" style:family="text">
      <style:text-properties style:font-name="Jomolhari1" fo:font-style="italic" officeooo:rsid="01115540" style:font-style-asian="italic" style:font-style-complex="italic"/>
    </style:style>
    <style:style style:name="T217" style:family="text">
      <style:text-properties style:font-name="Jomolhari1" fo:font-style="italic" officeooo:rsid="0111ee3c" style:font-style-asian="italic" style:font-style-complex="italic"/>
    </style:style>
    <style:style style:name="T218" style:family="text">
      <style:text-properties style:font-name="Jomolhari1" fo:font-style="italic" officeooo:rsid="005ed207" style:font-style-asian="italic" style:font-style-complex="italic"/>
    </style:style>
    <style:style style:name="T219" style:family="text">
      <style:text-properties style:font-name="Jomolhari1" fo:font-style="italic" officeooo:rsid="005d7b27" style:font-style-asian="italic" style:font-style-complex="italic"/>
    </style:style>
    <style:style style:name="T220" style:family="text">
      <style:text-properties style:font-name="Jomolhari1" fo:font-style="italic" officeooo:rsid="00ac8f4e" style:font-style-asian="italic" style:font-style-complex="italic"/>
    </style:style>
    <style:style style:name="T221" style:family="text">
      <style:text-properties style:font-name="Jomolhari1" fo:font-style="italic" officeooo:rsid="014bc689" style:font-style-asian="italic" style:font-style-complex="italic"/>
    </style:style>
    <style:style style:name="T222" style:family="text">
      <style:text-properties style:font-name="Jomolhari1" fo:font-style="italic" officeooo:rsid="01b9800f" style:font-style-asian="italic" style:font-style-complex="italic"/>
    </style:style>
    <style:style style:name="T223" style:family="text">
      <style:text-properties style:font-name="Jomolhari1" officeooo:rsid="01115540"/>
    </style:style>
    <style:style style:name="T224" style:family="text">
      <style:text-properties style:font-name="Jomolhari1" officeooo:rsid="0111ee3c"/>
    </style:style>
    <style:style style:name="T225" style:family="text">
      <style:text-properties style:font-name="Jomolhari1" officeooo:rsid="0113a8ba"/>
    </style:style>
    <style:style style:name="T226" style:family="text">
      <style:text-properties style:font-name="Jomolhari1" officeooo:rsid="014ef548"/>
    </style:style>
    <style:style style:name="T227" style:family="text">
      <style:text-properties style:font-name="Jomolhari1" officeooo:rsid="01b9800f"/>
    </style:style>
    <style:style style:name="T228" style:family="text">
      <style:text-properties style:font-name="Jomolhari1" officeooo:rsid="01c82819"/>
    </style:style>
    <style:style style:name="T229" style:family="text">
      <style:text-properties style:font-name="Jomolhari1" officeooo:rsid="01d03d4d"/>
    </style:style>
    <style:style style:name="T230" style:family="text">
      <style:text-properties style:font-name="Jomolhari1" officeooo:rsid="01d116d7"/>
    </style:style>
    <style:style style:name="T231" style:family="text">
      <style:text-properties style:font-name="Jomolhari1" officeooo:rsid="01d268e8"/>
    </style:style>
    <style:style style:name="T232" style:family="text">
      <style:text-properties style:font-name="Jomolhari1" officeooo:rsid="01d27bfc"/>
    </style:style>
    <style:style style:name="T233" style:family="text">
      <style:text-properties officeooo:rsid="00ac8f4e"/>
    </style:style>
    <style:style style:name="T234" style:family="text">
      <style:text-properties officeooo:rsid="00b5eef6"/>
    </style:style>
    <style:style style:name="T235" style:family="text">
      <style:text-properties officeooo:rsid="00b7a7f5"/>
    </style:style>
    <style:style style:name="T236" style:family="text">
      <style:text-properties officeooo:rsid="00b804e3"/>
    </style:style>
    <style:style style:name="T237" style:family="text">
      <style:text-properties officeooo:rsid="00b9656e"/>
    </style:style>
    <style:style style:name="T238" style:family="text">
      <style:text-properties officeooo:rsid="00bf6866"/>
    </style:style>
    <style:style style:name="T239" style:family="text">
      <style:text-properties officeooo:rsid="00c4efc1"/>
    </style:style>
    <style:style style:name="T240" style:family="text">
      <style:text-properties officeooo:rsid="00cb20f3"/>
    </style:style>
    <style:style style:name="T241" style:family="text">
      <style:text-properties officeooo:rsid="00da85ba"/>
    </style:style>
    <style:style style:name="T242" style:family="text">
      <style:text-properties officeooo:rsid="00dbd3c2"/>
    </style:style>
    <style:style style:name="T243" style:family="text">
      <style:text-properties officeooo:rsid="00e00950"/>
    </style:style>
    <style:style style:name="T244" style:family="text">
      <style:text-properties officeooo:rsid="00e0f3cc"/>
    </style:style>
    <style:style style:name="T245" style:family="text">
      <style:text-properties officeooo:rsid="00ea2bba"/>
    </style:style>
    <style:style style:name="T246" style:family="text">
      <style:text-properties officeooo:rsid="00eeb3a3"/>
    </style:style>
    <style:style style:name="T247" style:family="text">
      <style:text-properties officeooo:rsid="00ef818c"/>
    </style:style>
    <style:style style:name="T248" style:family="text">
      <style:text-properties officeooo:rsid="00f02d5b"/>
    </style:style>
    <style:style style:name="T249" style:family="text">
      <style:text-properties officeooo:rsid="00f517aa"/>
    </style:style>
    <style:style style:name="T250" style:family="text">
      <style:text-properties officeooo:rsid="00f8380e"/>
    </style:style>
    <style:style style:name="T251" style:family="text">
      <style:text-properties officeooo:rsid="010121c6"/>
    </style:style>
    <style:style style:name="T252" style:family="text">
      <style:text-properties officeooo:rsid="01041c8a"/>
    </style:style>
    <style:style style:name="T253" style:family="text">
      <style:text-properties officeooo:rsid="011b545c"/>
    </style:style>
    <style:style style:name="T254" style:family="text">
      <style:text-properties officeooo:rsid="011df6ea"/>
    </style:style>
    <style:style style:name="T255" style:family="text">
      <style:text-properties officeooo:rsid="01227719"/>
    </style:style>
    <style:style style:name="T256" style:family="text">
      <style:text-properties officeooo:rsid="0121e36c"/>
    </style:style>
    <style:style style:name="T257" style:family="text">
      <style:text-properties officeooo:rsid="010a8fef"/>
    </style:style>
    <style:style style:name="T258" style:family="text">
      <style:text-properties officeooo:rsid="010b5b7a"/>
    </style:style>
    <style:style style:name="T259" style:family="text">
      <style:text-properties officeooo:rsid="010b6d63"/>
    </style:style>
    <style:style style:name="T260" style:family="text">
      <style:text-properties officeooo:rsid="010d4ed6"/>
    </style:style>
    <style:style style:name="T261" style:family="text">
      <style:text-properties officeooo:rsid="010f638a"/>
    </style:style>
    <style:style style:name="T262" style:family="text">
      <style:text-properties officeooo:rsid="01115540"/>
    </style:style>
    <style:style style:name="T263" style:family="text">
      <style:text-properties officeooo:rsid="0111ee3c"/>
    </style:style>
    <style:style style:name="T264" style:family="text">
      <style:text-properties officeooo:rsid="0113a8ba"/>
    </style:style>
    <style:style style:name="T265" style:family="text">
      <style:text-properties officeooo:rsid="0114d6d9"/>
    </style:style>
    <style:style style:name="T266" style:family="text">
      <style:text-properties officeooo:rsid="01406e0a"/>
    </style:style>
    <style:style style:name="T267" style:family="text">
      <style:text-properties officeooo:rsid="014141a0"/>
    </style:style>
    <style:style style:name="T268" style:family="text">
      <style:text-properties officeooo:rsid="01455ea8"/>
    </style:style>
    <style:style style:name="T269" style:family="text">
      <style:text-properties officeooo:rsid="0145799d"/>
    </style:style>
    <style:style style:name="T270" style:family="text">
      <style:text-properties officeooo:rsid="0152bf3e"/>
    </style:style>
    <style:style style:name="T271" style:family="text">
      <style:text-properties officeooo:rsid="0154bda5"/>
    </style:style>
    <style:style style:name="T272" style:family="text">
      <style:text-properties officeooo:rsid="01572228"/>
    </style:style>
    <style:style style:name="T273" style:family="text">
      <style:text-properties officeooo:rsid="015a3351"/>
    </style:style>
    <style:style style:name="T274" style:family="text">
      <style:text-properties officeooo:rsid="015d43f1"/>
    </style:style>
    <style:style style:name="T275" style:family="text">
      <style:text-properties officeooo:rsid="01655df9"/>
    </style:style>
    <style:style style:name="T276" style:family="text">
      <style:text-properties officeooo:rsid="0167c857"/>
    </style:style>
    <style:style style:name="T277" style:family="text">
      <style:text-properties officeooo:rsid="01683e5b"/>
    </style:style>
    <style:style style:name="T278" style:family="text">
      <style:text-properties officeooo:rsid="016b2391"/>
    </style:style>
    <style:style style:name="T279" style:family="text">
      <style:text-properties officeooo:rsid="016ce6da"/>
    </style:style>
    <style:style style:name="T280" style:family="text">
      <style:text-properties officeooo:rsid="016dc3fa"/>
    </style:style>
    <style:style style:name="T281" style:family="text">
      <style:text-properties officeooo:rsid="016e213c"/>
    </style:style>
    <style:style style:name="T282" style:family="text">
      <style:text-properties officeooo:rsid="016fa828"/>
    </style:style>
    <style:style style:name="T283" style:family="text">
      <style:text-properties officeooo:rsid="016fcee3"/>
    </style:style>
    <style:style style:name="T284" style:family="text">
      <style:text-properties officeooo:rsid="01714a0f"/>
    </style:style>
    <style:style style:name="T285" style:family="text">
      <style:text-properties officeooo:rsid="01747c8e"/>
    </style:style>
    <style:style style:name="T286" style:family="text">
      <style:text-properties officeooo:rsid="0176ad8c"/>
    </style:style>
    <style:style style:name="T287" style:family="text">
      <style:text-properties officeooo:rsid="017788d2"/>
    </style:style>
    <style:style style:name="T288" style:family="text">
      <style:text-properties officeooo:rsid="0178a90e"/>
    </style:style>
    <style:style style:name="T289" style:family="text">
      <style:text-properties officeooo:rsid="017a5fd3"/>
    </style:style>
    <style:style style:name="T290" style:family="text">
      <style:text-properties officeooo:rsid="017b9caf"/>
    </style:style>
    <style:style style:name="T291" style:family="text">
      <style:text-properties officeooo:rsid="017e7627"/>
    </style:style>
    <style:style style:name="T292" style:family="text">
      <style:text-properties officeooo:rsid="0180d354"/>
    </style:style>
    <style:style style:name="T293" style:family="text">
      <style:text-properties officeooo:rsid="01829185"/>
    </style:style>
    <style:style style:name="T294" style:family="text">
      <style:text-properties officeooo:rsid="0182dbda"/>
    </style:style>
    <style:style style:name="T295" style:family="text">
      <style:text-properties officeooo:rsid="0184d9ba"/>
    </style:style>
    <style:style style:name="T296" style:family="text">
      <style:text-properties officeooo:rsid="01859010"/>
    </style:style>
    <style:style style:name="T297" style:family="text">
      <style:text-properties officeooo:rsid="018749b1"/>
    </style:style>
    <style:style style:name="T298" style:family="text">
      <style:text-properties officeooo:rsid="018877fe"/>
    </style:style>
    <style:style style:name="T299" style:family="text">
      <style:text-properties style:font-name="FreeMono" fo:font-size="13pt" fo:font-weight="normal" officeooo:rsid="0198db4e" style:font-size-asian="13pt" style:font-weight-asian="normal" style:font-size-complex="13pt" style:font-weight-complex="normal"/>
    </style:style>
    <style:style style:name="T300" style:family="text">
      <style:text-properties officeooo:rsid="0092ca38" style:font-name-asian="FreeMono" style:font-name-complex="FreeMono"/>
    </style:style>
    <style:style style:name="T301" style:family="text">
      <style:text-properties officeooo:rsid="011231bb" style:font-name-asian="FreeMono" style:font-name-complex="FreeMono"/>
    </style:style>
    <style:style style:name="T302" style:family="text">
      <style:text-properties officeooo:rsid="00f2a4c6" style:font-name-asian="FreeMono" style:font-name-complex="FreeMono"/>
    </style:style>
    <style:style style:name="T303" style:family="text">
      <style:text-properties officeooo:rsid="01972683" style:font-name-asian="FreeMono" style:font-name-complex="FreeMono"/>
    </style:style>
    <style:style style:name="T304" style:family="text">
      <style:text-properties officeooo:rsid="019b6abc" style:font-name-asian="FreeMono" style:font-name-complex="FreeMono"/>
    </style:style>
    <style:style style:name="T305" style:family="text">
      <style:text-properties officeooo:rsid="019cc1c8" style:font-name-asian="FreeMono" style:font-name-complex="FreeMono"/>
    </style:style>
    <style:style style:name="T306" style:family="text">
      <style:text-properties officeooo:rsid="0180f0ec"/>
    </style:style>
    <style:style style:name="T307" style:family="text">
      <style:text-properties officeooo:rsid="0189c187"/>
    </style:style>
    <style:style style:name="T308" style:family="text">
      <style:text-properties officeooo:rsid="01859472"/>
    </style:style>
    <style:style style:name="T309" style:family="text">
      <style:text-properties officeooo:rsid="018b1505"/>
    </style:style>
    <style:style style:name="T310" style:family="text">
      <style:text-properties officeooo:rsid="03868f74"/>
    </style:style>
    <style:style style:name="T311" style:family="text">
      <style:text-properties officeooo:rsid="019f853b"/>
    </style:style>
    <style:style style:name="T312" style:family="text">
      <style:text-properties officeooo:rsid="01bcbfa6"/>
    </style:style>
    <style:style style:name="T313" style:family="text">
      <style:text-properties officeooo:rsid="01bdf059"/>
    </style:style>
    <style:style style:name="T314" style:family="text">
      <style:text-properties officeooo:rsid="01bfcc7a"/>
    </style:style>
    <style:style style:name="T315" style:family="text">
      <style:text-properties officeooo:rsid="01c3d0d9"/>
    </style:style>
    <style:style style:name="T316" style:family="text">
      <style:text-properties fo:font-weight="bold" officeooo:rsid="0111ee3c" style:font-weight-asian="bold" style:font-weight-complex="bold"/>
    </style:style>
    <style:style style:name="T317" style:family="text">
      <style:text-properties fo:font-weight="bold" officeooo:rsid="00f517aa" style:font-weight-asian="bold" style:font-weight-complex="bold"/>
    </style:style>
    <style:style style:name="T318" style:family="text">
      <style:text-properties fo:font-weight="bold" officeooo:rsid="00f5e300" style:font-weight-asian="bold" style:font-weight-complex="bold"/>
    </style:style>
    <style:style style:name="T319" style:family="text">
      <style:text-properties fo:font-weight="bold" officeooo:rsid="01c9b2cb" style:font-weight-asian="bold" style:font-weight-complex="bold"/>
    </style:style>
    <style:style style:name="T320" style:family="text">
      <style:text-properties officeooo:rsid="01c82819"/>
    </style:style>
    <style:style style:name="T321" style:family="text">
      <style:text-properties officeooo:rsid="01c9b2cb"/>
    </style:style>
    <style:style style:name="T322" style:family="text">
      <style:text-properties officeooo:rsid="01cb609a"/>
    </style:style>
    <style:style style:name="T323" style:family="text">
      <style:text-properties officeooo:rsid="01ce545d"/>
    </style:style>
    <style:style style:name="T324" style:family="text">
      <style:text-properties officeooo:rsid="01d03d4d"/>
    </style:style>
    <style:style style:name="T325" style:family="text">
      <style:text-properties officeooo:rsid="01d2bc72"/>
    </style:style>
    <style:style style:name="T326" style:family="text">
      <style:text-properties officeooo:rsid="01d36fac"/>
    </style:style>
    <style:style style:name="T327" style:family="text">
      <style:text-properties officeooo:rsid="01d6180d"/>
    </style:style>
    <style:style style:name="T328" style:family="text">
      <style:text-properties fo:color="#0000ff" officeooo:rsid="01c3d0d9"/>
    </style:style>
    <style:style style:name="T329" style:family="text">
      <style:text-properties fo:color="#0000ff" fo:font-weight="normal" officeooo:rsid="01b9800f" fo:background-color="transparent" style:font-weight-asian="normal" style:font-weight-complex="normal"/>
    </style:style>
    <style:style style:name="T330" style:family="text">
      <style:text-properties fo:color="#0000ff" fo:font-weight="normal" officeooo:rsid="01b76207" style:font-weight-asian="normal" style:font-weight-complex="normal"/>
    </style:style>
    <style:style style:name="T331" style:family="text">
      <style:text-properties fo:color="#0000ff" style:font-name="VL Gothic" officeooo:rsid="014ef548"/>
    </style:style>
    <style:style style:name="T332" style:family="text">
      <style:text-properties fo:color="#0000ff" style:font-name="Jomolhari1" officeooo:rsid="01115540"/>
    </style:style>
    <style:style style:name="T333" style:family="text">
      <style:text-properties officeooo:rsid="01da9c2d"/>
    </style:style>
    <style:style style:name="T334" style:family="text">
      <style:text-properties officeooo:rsid="01e1ba05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46">YACC (Yet Another Compiler Compiler) is a tool used to generate a parser. </text:span><text:span text:style-name="T47">This document is a tutorial for the use of YACC to generate a parser for SIL. </text:span><text:span text:style-name="T48">YACC </text:span><text:span text:style-name="T49">translates </text:span><text:span text:style-name="T59">a given</text:span><text:span text:style-name="T49"> Context Free Grammar (CFG) </text:span><text:span text:style-name="T329">[Give Wiki Link]</text:span><text:span text:style-name="T60"> </text:span><text:span text:style-name="T49">specifications </text:span><text:span text:style-name="T50">(input in </text:span><text:span text:style-name="T79">input_file.y</text:span><text:span text:style-name="T50">) </text:span><text:span text:style-name="T49">into a C implementation </text:span><text:span text:style-name="T53">(</text:span><text:span text:style-name="T78">y.tab.c</text:span><text:span text:style-name="T53">) </text:span><text:span text:style-name="T49">of a corresponding </text:span><text:span text:style-name="T51">push down automaton </text:span><text:span text:style-name="T330">[Link to WIKI page]</text:span><text:span text:style-name="T59"> </text:span><text:span text:style-name="T54">(</text:span><text:span text:style-name="T51">i.e., a finite state machine with a stack</text:span><text:span text:style-name="T54">).</text:span><text:span text:style-name="T46"> </text:span><text:span text:style-name="T52">This C program when compiled, yields an executable parser.</text:span></text:p>
      <text:p text:style-name="P11"><draw:custom-shape text:anchor-type="paragraph" draw:z-index="0" draw:style-name="gr1" draw:text-style-name="P142" svg:width="1.3335in" svg:height="0.6878in" svg:x="2.6583in" svg:y="0.0917in"><text:p text:style-name="P142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11"/>
      <text:p text:style-name="P11"><text:tab/></text:p>
      <text:p text:style-name="P12"><draw:custom-shape text:anchor-type="paragraph" draw:z-index="1" draw:style-name="gr1" svg:width="1.3335in" svg:height="0.6878in" svg:x="2.6583in" svg:y="0.1425in"><text:p text:style-name="P142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11"/>
      <text:p text:style-name="P13"/>
      <text:p text:style-name="P14"><draw:custom-shape text:anchor-type="paragraph" draw:z-index="2" draw:style-name="gr1" svg:width="1.3335in" svg:height="0.6878in" svg:x="2.6583in" svg:y="0.1043in"><text:p text:style-name="P142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5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15"/>
      <text:p text:style-name="P21"/>
      <text:p text:style-name="P128"><text:span text:style-name="T134">The source SIL program is fed as the input to the generated parser (</text:span><text:span text:style-name="T139">a.out</text:span><text:span text:style-name="T134">). <text:s/></text:span><text:span text:style-name="T138">The parser </text:span><text:span text:style-name="T135">checks </text:span><text:span text:style-name="T137">whether</text:span><text:span text:style-name="T135"> the program </text:span><text:span text:style-name="T138">satisfies </text:span><text:span text:style-name="T135">the </text:span><text:span text:style-name="T138">syntax </text:span><text:span text:style-name="T136">specification </text:span><text:span text:style-name="T138">given </text:span><text:span text:style-name="T136">in the </text:span><text:span text:style-name="T140">input_file.y</text:span><text:span text:style-name="T136"> file. </text:span></text:p>
      <text:p text:style-name="P26"/>
      <text:p text:style-name="P16"><text:span text:style-name="T83"><text:tab/>A parser is </text:span><text:span text:style-name="T84">a </text:span><text:span text:style-name="T83">program that </text:span><text:span text:style-name="T71">checks whether its </text:span><text:span text:style-name="T83">input </text:span><text:span text:style-name="T257">(viewed as a stre</text:span><text:span text:style-name="T261">a</text:span><text:span text:style-name="T257">m of tokens) meets</text:span><text:span text:style-name="T83"> a </text:span><text:span text:style-name="T257">given </text:span><text:span text:style-name="T83">grammar </text:span><text:span text:style-name="T92">specification</text:span><text:span text:style-name="T83">. </text:span><text:span text:style-name="T82"><text:s/></text:span><text:span text:style-name="T100">The syntax of </text:span><text:span text:style-name="T101">SIL</text:span><text:span text:style-name="T100"> can be specified <text:s/></text:span><text:span text:style-name="T102">using</text:span><text:span text:style-name="T99"> </text:span><text:span text:style-name="T107">a </text:span><text:span text:style-name="T103">Context Free Grammar.</text:span><text:span text:style-name="T102"> </text:span><text:span text:style-name="T107">As mentioned earlier, </text:span><text:span text:style-name="T104">YACC </text:span><text:span text:style-name="T107">takes this sp</text:span><text:span text:style-name="T109">e</text:span><text:span text:style-name="T107">cification and generates a parser for SIL. <text:s/></text:span></text:p>
      <text:p text:style-name="P22"/>
      <text:p text:style-name="P86"><text:span text:style-name="T227"><text:s text:c="9"/>Recall that a </text:span><text:span text:style-name="T216">context free grammar</text:span><text:span text:style-name="T223"> is defined by a four tuple (</text:span><text:span text:style-name="T227">N</text:span><text:span text:style-name="T223">,T,P,S) - <text:s/>a set </text:span><text:span text:style-name="T227">N</text:span><text:span text:style-name="T223"> of </text:span><text:span text:style-name="T221">non-terminals</text:span><text:span text:style-name="T223">, a set T of </text:span><text:span text:style-name="T216">t</text:span><text:span text:style-name="T222">erminals</text:span><text:span text:style-name="T216"> </text:span><text:span text:style-name="T223">(</text:span><text:span text:style-name="T227">in our project, these are the tokens returned by the lexical analyzer and hence we may refer to them as </text:span><text:span text:style-name="T222">tokens</text:span><text:span text:style-name="T227"> occasionally</text:span><text:span text:style-name="T223">), <text:s/>set </text:span><text:soft-page-break/><text:span text:style-name="T223">P of </text:span><text:span text:style-name="T216">productions</text:span><text:span text:style-name="T223"> and a </text:span><text:span text:style-name="T216">start </text:span><text:span text:style-name="T217">variable</text:span><text:span text:style-name="T223"> S. </text:span><text:span text:style-name="T224">Each production consists of a </text:span><text:span text:style-name="T227">non-terminal</text:span><text:span text:style-name="T224"> on the left side (</text:span><text:span text:style-name="T217">head</text:span><text:span text:style-name="T224"> part) and a sequence of tokens and </text:span><text:span text:style-name="T227">non-terminals</text:span><text:span text:style-name="T224"> (of zero or more length) on the right side (</text:span><text:span text:style-name="T217">body</text:span><text:span text:style-name="T224"> part). For more about context free grammars </text:span><text:span text:style-name="T226">refer to </text:span><text:span text:style-name="T331">http://en.wikipedia.org/wiki/Context-free_grammar</text:span><text:span text:style-name="T332"> </text:span></text:p>
      <text:p text:style-name="P36"/>
      <text:p text:style-name="P36">We will begin with an example:</text:p>
      <text:p text:style-name="P36"/>
      <text:p text:style-name="P23">Example: <text:s/><text:span text:style-name="T315">This </text:span><text:span text:style-name="T328">example</text:span><text:span text:style-name="T315"> is an</text:span> <text:span text:style-name="T315"><text:s/>Infix to Postfix converter using YACC (and LEX). <text:s/>The </text:span><text:span text:style-name="T66">rules part</text:span><text:span text:style-name="T315"> of th</text:span><text:span text:style-name="T327">e</text:span><text:span text:style-name="T315"> example is copied below: <text:s/></text:span></text:p>
      <text:p text:style-name="P23"/>
      <text:p text:style-name="P65"><text:span text:style-name="T275">start: expr '\n'<text:tab/>{</text:span><text:span text:style-name="T284">exit(1);</text:span><text:span text:style-name="T275">} </text:span></text:p>
      <text:p text:style-name="P67"><text:tab/>; </text:p>
      <text:p text:style-name="P67"/>
      <text:p text:style-name="P67">expr: <text:s/>expr '+' expr<text:tab/>{printf("+ ");} </text:p>
      <text:p text:style-name="P67"><text:tab/>| expr '*' expr<text:tab/>{printf("* ");} </text:p>
      <text:p text:style-name="P67"><text:tab/>| '(' expr ')'<text:tab/> </text:p>
      <text:p text:style-name="P67"><text:tab/>| DIGIT<text:tab/><text:tab/>{printf("NUM ");} </text:p>
      <text:p text:style-name="P67"><text:tab/>; </text:p>
      <text:p text:style-name="P67"/>
      <text:p text:style-name="P67">%% </text:p>
      <text:p text:style-name="P108"/>
      <text:p text:style-name="P109">In this example, the set of non-terminals N = {<text:span text:style-name="T42">start</text:span><text:span text:style-name="T3">, </text:span><text:span text:style-name="T42">expr</text:span>}, the set of terminals </text:p>
      <text:p text:style-name="P109">T = {<text:span text:style-name="T42">'\n',</text:span><text:span text:style-name="T327"> </text:span><text:span text:style-name="T3">'</text:span><text:span text:style-name="T42">+', <text:s/>'*', '(', ')' , DIGIT</text:span><text:span text:style-name="T327"> </text:span>} and the start symbol S=grammar. <text:s/></text:p>
      <text:p text:style-name="P110"/>
      <text:p text:style-name="P46"/>
      <text:p text:style-name="P24">Sample Input/Output :</text:p>
      <text:p text:style-name="P24"/>
      <text:p text:style-name="P43"><text:span text:style-name="T85">I:<text:tab/></text:span><text:span text:style-name="T334">1</text:span><text:span text:style-name="T333">+5</text:span></text:p>
      <text:p text:style-name="P43"><text:span text:style-name="T85">O:<text:tab/></text:span><text:span text:style-name="T333">NUM NUM +</text:span></text:p>
      <text:p text:style-name="P47"><text:s/></text:p>
      <text:p text:style-name="P48">I:<text:tab/><text:span text:style-name="T333">5</text:span></text:p>
      <text:p text:style-name="P44"><text:span text:style-name="T86">O:<text:tab/></text:span><text:span text:style-name="T333">NUM</text:span></text:p>
      <text:p text:style-name="P44"><text:span text:style-name="T333"/></text:p>
      <text:p text:style-name="P45"><text:span text:style-name="T90">I:<text:tab/></text:span><text:span text:style-name="T90">5</text:span><text:span text:style-name="T91">$</text:span></text:p>
      <text:p text:style-name="P49">O:<text:tab/>syntax error</text:p>
      <text:p text:style-name="P25"><text:tab/></text:p>
      <text:p text:style-name="P18"><text:span text:style-name="T93">This example demonstrates the specification of </text:span><text:span text:style-name="T61">rule</text:span><text:span text:style-name="T62">s</text:span><text:span text:style-name="T93"> in YACC. </text:span><text:span text:style-name="T95"><text:s/></text:span><text:span text:style-name="T96">In this example there are </text:span><text:span text:style-name="T327">five</text:span><text:span text:style-name="T258"> rules</text:span><text:span text:style-name="T96">. <text:s/></text:span><text:span text:style-name="T258">Each</text:span><text:span text:style-name="T132"> rule</text:span><text:span text:style-name="T97"> </text:span><text:span text:style-name="T258">has </text:span><text:span text:style-name="T315">a</text:span><text:span text:style-name="T258"> </text:span><text:span text:style-name="T63">product</text:span><text:span text:style-name="T64">i</text:span><text:span text:style-name="T63">on part</text:span><text:span text:style-name="T258"> and an </text:span><text:span text:style-name="T63">action part</text:span><text:span text:style-name="T258">. <text:s/>The action part consists of C statements enclosed within </text:span><text:span text:style-name="T260">a </text:span><text:span text:style-name="T18">{</text:span><text:span text:style-name="T258"> </text:span><text:span text:style-name="T260">and</text:span><text:span text:style-name="T258"> </text:span><text:span text:style-name="T18">}</text:span><text:span text:style-name="T258">. Each production part has a </text:span><text:soft-page-break/><text:span text:style-name="T63">head</text:span><text:span text:style-name="T258"> and a </text:span><text:span text:style-name="T63">body</text:span><text:span text:style-name="T258"> sep</text:span><text:span text:style-name="T261">a</text:span><text:span text:style-name="T258">rated by </text:span><text:span text:style-name="T265">a </text:span><text:span text:style-name="T42">'</text:span><text:span text:style-name="T18">:</text:span><text:span text:style-name="T42">'</text:span><text:span text:style-name="T258">. For example, the first rule above has </text:span><text:span text:style-name="T133">production </text:span><text:span text:style-name="T258">part with </text:span><text:span text:style-name="T43">start</text:span><text:span text:style-name="T258"> as the head and </text:span><text:span text:style-name="T43">expr '\n'</text:span><text:span text:style-name="T258"> as the body. <text:s/>The action part for the </text:span><text:span text:style-name="T259">r</text:span><text:span text:style-name="T258">ule is <text:s/></text:span><text:span text:style-name="T45">{</text:span><text:span text:style-name="T44">exit(1);</text:span><text:span text:style-name="T45">}</text:span><text:span text:style-name="T258">. <text:s/></text:span></text:p>
      <text:p text:style-name="P41"/>
      <text:p text:style-name="P17"><text:span text:style-name="T72">The parser reads the input sequentially and tries to find a pattern match with the body part of each production. <text:s/>When </text:span><text:span text:style-name="T73">it </text:span><text:span text:style-name="T72">finds a matching production, </text:span><text:span text:style-name="T74">the matched input pattern in </text:span><text:span text:style-name="T75">read</text:span><text:span text:style-name="T74"> </text:span><text:span text:style-name="T75">from </text:span><text:span text:style-name="T74">the input stream, <text:s/>and </text:span><text:span text:style-name="T72">the action part of the corresponding rule is executed.</text:span><text:span text:style-name="T73"> <text:s/></text:span><text:span text:style-name="T75">The process is repeated till the end of the input.</text:span></text:p>
      <text:p text:style-name="P42"/>
      <text:p text:style-name="P140"><text:span text:style-name="T181"><text:tab/>In the above example, when the input </text:span><text:span text:style-name="T194">1</text:span><text:span text:style-name="T176">+5</text:span><text:span text:style-name="T181"> is given to the parser </text:span><text:span text:style-name="T186">(a.out program) </text:span><text:span text:style-name="T182">generated by YACC</text:span><text:span text:style-name="T181">, it attempts to match </text:span><text:span text:style-name="T185">the input</text:span><text:span text:style-name="T181"> with the body of the production of the first rule. </text:span><text:span text:style-name="T184">W</text:span><text:span text:style-name="T183">hen the input has been parsed completely </text:span><text:span text:style-name="T187">and correctly matched with the start production </text:span><text:span text:style-name="T177">start: expr '\n'</text:span><text:span text:style-name="T187"> the</text:span><text:span text:style-name="T183"> </text:span><text:span text:style-name="T187">parser</text:span><text:span text:style-name="T183"> executes the action <text:s/></text:span><text:span text:style-name="T178">exit(1);.</text:span><text:span text:style-name="T19"> </text:span><text:span text:style-name="T106">The statements</text:span><text:span text:style-name="T20"> </text:span><text:span text:style-name="T170">printf("</text:span><text:span text:style-name="T171">NUM </text:span><text:span text:style-name="T170">");</text:span><text:span text:style-name="T169"> </text:span><text:span text:style-name="T151">and</text:span><text:span text:style-name="T168"> </text:span><text:span text:style-name="T170">printf("+ ");</text:span><text:span text:style-name="T169"> </text:span><text:span text:style-name="T152">are executed as result of the input being matched with the </text:span><text:span text:style-name="T153">production</text:span><text:span text:style-name="T154">s </text:span><text:span text:style-name="T153"><text:s/></text:span><text:span text:style-name="T193">expr: DIGIT</text:span><text:span text:style-name="T153"> <text:s/></text:span><text:span text:style-name="T154">and </text:span><text:span text:style-name="T170">expr: <text:s/>expr '+' expr</text:span><text:span text:style-name="T154"> respectively. <text:s/></text:span></text:p>
      <text:p text:style-name="P117"/>
      <text:p text:style-name="P17"><text:span text:style-name="T72">If the parser fails to find any matching body part, then the message </text:span><text:span text:style-name="T98">“</text:span><text:span text:style-name="T4">syntax error</text:span><text:span text:style-name="T98">” </text:span><text:span text:style-name="T108">is generated.</text:span></text:p>
      <text:p text:style-name="P119"/>
      <text:p text:style-name="P118">2<text:tab/>The structure of YACC programs</text:p>
      <text:p text:style-name="P118"/>
      <text:p text:style-name="P19">A <text:span text:style-name="T260">YACC</text:span> program consists of three sections : Declarations, Rules and Auxiliary functions. <text:s/><text:span text:style-name="T260">(Note the similarity with the structure of LEX programs). <text:s/></text:span><text:span text:style-name="T320">Links are given to the corresponding parts of the example program. <text:s/></text:span></text:p>
      <text:p text:style-name="P19"/>
      <text:p text:style-name="P19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20"/>
      <text:p text:style-name="P20"/>
      <text:p text:style-name="P20"/>
      <text:p text:style-name="P20"/>
      <text:p text:style-name="P20"><text:soft-page-break/></text:p>
      <text:p text:style-name="P111"/>
      <text:p text:style-name="P111">2.1<text:tab/>Declarations</text:p>
      <text:p text:style-name="P111"/>
      <text:p text:style-name="P78"><text:span text:style-name="T195">The Declarations section consists of two parts, </text:span><text:span text:style-name="T70">C declarations <text:s/>and YACC Declarations</text:span><text:span text:style-name="T195">.</text:span></text:p>
      <text:p text:style-name="P79"/>
      <text:p text:style-name="P139"><text:span text:style-name="T143"><text:tab/>The C Declarations are delimited by </text:span><text:span text:style-name="T167">%{</text:span><text:span text:style-name="T143"> and </text:span><text:span text:style-name="T167">%}.</text:span><text:span text:style-name="T143"> This part consists of all the declarations required for the C code </text:span><text:span text:style-name="T156">you write</text:span><text:span text:style-name="T143"> in the </text:span><text:span text:style-name="T158">Actions</text:span><text:span text:style-name="T143"> section and the</text:span><text:span text:style-name="T142"> </text:span><text:span text:style-name="T158">Auxiliary functions</text:span><text:span text:style-name="T143"> section. The contents of this section are directly copied into </text:span><text:span text:style-name="T144">the generated</text:span><text:span text:style-name="T143"> </text:span><text:span text:style-name="T141">y.tab.c </text:span><text:span text:style-name="T105">file</text:span><text:span text:style-name="T141"> </text:span><text:span text:style-name="T143">without any modification</text:span><text:span text:style-name="T141">. </text:span><text:span text:style-name="T143"><text:s/></text:span></text:p>
      <text:p text:style-name="P80"/>
      <text:p text:style-name="P105">The following shows an abstract outline of the structure of a YACC program. <text:s/>Before proceeding with the document futher, ensure that you comprehend this structure well and correlate this with the infix to postfix <text:s/>example (link) </text:p>
      <text:p text:style-name="P81"/>
      <text:p text:style-name="P81">Example: <text:s/><text:span text:style-name="T320">Structure of a YACC program</text:span></text:p>
      <text:p text:style-name="P50">/<text:span text:style-name="T263">* </text:span><text:span text:style-name="T266">Beginning of </text:span><text:span text:style-name="T263">Declarations part */</text:span></text:p>
      <text:p text:style-name="P50"/>
      <text:p text:style-name="P50">%{ <text:s text:c="5"/>/* <text:span text:style-name="T266">Beginning of </text:span><text:span text:style-name="T263">C declarations */</text:span></text:p>
      <text:p text:style-name="P76"/>
      <text:p text:style-name="P50">#include&lt;stdio.h&gt;</text:p>
      <text:p text:style-name="P50"/>
      <text:p text:style-name="P50">%} <text:s text:c="5"/>/* <text:span text:style-name="T266">E</text:span><text:span text:style-name="T263">nd of C declarations */</text:span></text:p>
      <text:p text:style-name="P60"/>
      <text:p text:style-name="P60"><text:tab/>/* <text:span text:style-name="T266">Beginning of </text:span>YACC declarations <text:s/>*/</text:p>
      <text:p text:style-name="P50"/>
      <text:p text:style-name="P50">%token NUM <text:span text:style-name="T243">PLUS</text:span></text:p>
      <text:p text:style-name="P50"/>
      <text:p text:style-name="P50"><text:tab/>/* <text:span text:style-name="T267">E</text:span><text:span text:style-name="T263">nd of YACC declarations */</text:span></text:p>
      <text:p text:style-name="P53"><text:tab/></text:p>
      <text:p text:style-name="P53">/* <text:span text:style-name="T263">End of Declarations Part */</text:span></text:p>
      <text:p text:style-name="P53"/>
      <text:p text:style-name="P50"/>
      <text:p text:style-name="P50">%%<text:tab/>/* <text:span text:style-name="T264">Rules Section begins here */</text:span></text:p>
      <text:p text:style-name="P50"/>
      <text:p text:style-name="P50">expr<text:tab/>:expr <text:span text:style-name="T244">PLUS</text:span> expr <text:s/><text:span text:style-name="T264">{/* </text:span><text:span text:style-name="T268">Action</text:span><text:span text:style-name="T264"> */}</text:span></text:p>
      <text:p text:style-name="P50"><text:tab/>|<text:tab/>NUM <text:s text:c="9"/><text:span text:style-name="T264">{/* </text:span><text:span text:style-name="T268">Action</text:span><text:span text:style-name="T264"> */}</text:span> <text:s text:c="2"/></text:p>
      <text:p text:style-name="P50"><text:tab/>;</text:p>
      <text:p text:style-name="P50"/>
      <text:p text:style-name="P50">%% <text:tab/>/* <text:span text:style-name="T264">Rules Section ends here */</text:span></text:p>
      <text:p text:style-name="P54"><text:tab/></text:p>
      <text:p text:style-name="P54"><text:soft-page-break/>/* <text:span text:style-name="T269">Beginning of </text:span><text:span text:style-name="T264">Auxiliary functions part */</text:span></text:p>
      <text:p text:style-name="P54"/>
      <text:p text:style-name="P54"><text:tab/>/* Auxiliary functions <text:span text:style-name="T264">here </text:span>*/</text:p>
      <text:p text:style-name="P54"/>
      <text:p text:style-name="P54">/* <text:span text:style-name="T269">End of Auxiliary functions*/</text:span></text:p>
      <text:p text:style-name="P89"/>
      <text:p text:style-name="P129"><text:span text:style-name="T145">The YACC </text:span><text:span text:style-name="T150">d</text:span><text:span text:style-name="T145">eclarations </text:span><text:span text:style-name="T150">part </text:span><text:span text:style-name="T145">co</text:span><text:span text:style-name="T156">mprises</text:span><text:span text:style-name="T145"> of declarations of </text:span><text:span text:style-name="T159">tokens</text:span><text:span text:style-name="T145"> </text:span><text:span text:style-name="T155">(which are the </text:span><text:span text:style-name="T161">terminal symbols</text:span><text:span text:style-name="T155"> <text:s/>T of the grammar, usually returned by the lexical analyzer </text:span><text:span text:style-name="T189">hyperlink </text:span><text:span text:style-name="T190">to </text:span><text:span text:style-name="T191">LEX</text:span><text:span text:style-name="T190"> document</text:span><text:span text:style-name="T189">)</text:span><text:span text:style-name="T149">. <text:s text:c="2"/></text:span><text:span text:style-name="T145">In the above example </text:span><text:span text:style-name="T165">NUM</text:span><text:span text:style-name="T145"> </text:span><text:span text:style-name="T148">and </text:span><text:span text:style-name="T166">PLUS</text:span><text:span text:style-name="T145"> a</text:span><text:span text:style-name="T148">re</text:span><text:span text:style-name="T145"> token</text:span><text:span text:style-name="T148">s </text:span><text:span text:style-name="T156">returned by the lexical analyzer (link)</text:span><text:span text:style-name="T145">. </text:span><text:span text:style-name="T155">The parser reads the tokens by invoking the function </text:span><text:span text:style-name="T160">yylex()</text:span><text:span text:style-name="T146"> </text:span><text:span text:style-name="T147">(To be discussed in detail later). </text:span></text:p>
      <text:p text:style-name="P106"/>
      <text:p text:style-name="P112">2.2<text:tab/>Rules</text:p>
      <text:p text:style-name="P50"/>
      <text:p text:style-name="P84"><text:span text:style-name="T196">A rule in a YACC program comprises of two parts (i) the </text:span><text:span text:style-name="T218">production</text:span><text:span text:style-name="T219"> part</text:span><text:span text:style-name="T196"> and (ii) the </text:span><text:span text:style-name="T219">action part</text:span><text:span text:style-name="T196">. <text:s/></text:span><text:span text:style-name="T228">In this project, t</text:span><text:span text:style-name="T198">he syntax of SIL </text:span><text:span text:style-name="T228">programming language will be</text:span><text:span text:style-name="T198"> specified in the form of </text:span><text:span text:style-name="T225">a context free grammar.</text:span><text:span text:style-name="T198"> </text:span><text:span text:style-name="T201">A</text:span><text:span text:style-name="T199"> </text:span><text:span text:style-name="T200">rule in YACC</text:span><text:span text:style-name="T199"> is of the form:</text:span></text:p>
      <text:p text:style-name="P55"/>
      <text:p text:style-name="P55">production_head<text:tab/>:<text:tab/>production_body<text:tab/>{<text:span text:style-name="T264">a</text:span>ction in C } ;</text:p>
      <text:p text:style-name="P33"/>
      <text:p text:style-name="P37">The rules in our example can be found here(link)</text:p>
      <text:p text:style-name="P33"/>
      <text:p text:style-name="P113">2.2.1<text:tab/>Productions</text:p>
      <text:p text:style-name="P82"/>
      <text:p text:style-name="P37">Let us look at the productions<text:span text:style-name="T324">(link)</text:span> of our example: <text:s/></text:p>
      <text:p text:style-name="P27"/>
      <text:p text:style-name="P51"><text:span text:style-name="T233">expr<text:tab/>:<text:tab/>expr </text:span><text:span text:style-name="T245">PLUS</text:span><text:span text:style-name="T233"> expr</text:span></text:p>
      <text:p text:style-name="P56"/>
      <text:p text:style-name="P83"><text:span text:style-name="T197">Each production consists of a production </text:span><text:span text:style-name="T220">head</text:span><text:span text:style-name="T197"> and a production </text:span><text:span text:style-name="T220">body</text:span><text:span text:style-name="T197">. </text:span><text:span text:style-name="T202">Consider the production <text:s/></text:span><text:span text:style-name="T9">expr<text:tab/>:<text:tab/>expr </text:span><text:span text:style-name="T10">PLUS</text:span><text:span text:style-name="T9"> expr . </text:span><text:span text:style-name="T198">The </text:span><text:span text:style-name="T5">expr</text:span><text:span text:style-name="T198"> on the LHS of the</text:span><text:span text:style-name="T5"> : </text:span><text:span text:style-name="T239">in the production </text:span><text:span text:style-name="T198">is called the </text:span><text:span text:style-name="T215">head</text:span><text:span text:style-name="T198"> of the production and the </text:span><text:span text:style-name="T5">expr </text:span><text:span text:style-name="T11">PLUS</text:span><text:span text:style-name="T5"> expr</text:span><text:span text:style-name="T198"> on the RHS of the </text:span><text:span text:style-name="T5">: </text:span><text:span text:style-name="T198">is called the </text:span><text:span text:style-name="T215">body</text:span><text:span text:style-name="T198"> of the production. </text:span></text:p>
      <text:p text:style-name="P34"/>
      <text:p text:style-name="P35"><text:tab/></text:p>
      <text:p text:style-name="P82"><text:span text:style-name="T262"><text:tab/>In the above example, </text:span><text:span text:style-name="T12">PLUS</text:span><text:span text:style-name="T246"> is a </text:span><text:span text:style-name="T248">token </text:span><text:span text:style-name="T250">and</text:span><text:span text:style-name="T248"> </text:span><text:span text:style-name="T13">expr</text:span><text:span text:style-name="T248"> is a </text:span><text:span text:style-name="T312">non-terminal</text:span><text:span text:style-name="T248">.</text:span><text:span text:style-name="T246"> </text:span><text:span text:style-name="T316">Every</text:span><text:span text:style-name="T317"> token <text:s/>used in </text:span><text:span text:style-name="T316">the</text:span><text:span text:style-name="T318"> production</text:span><text:span text:style-name="T317"> </text:span><text:span text:style-name="T316">part </text:span><text:span text:style-name="T318">of a</text:span><text:span text:style-name="T316">ny</text:span><text:span text:style-name="T318"> </text:span><text:span text:style-name="T316">YACC </text:span><text:span text:style-name="T318">rule </text:span><text:span text:style-name="T317">must be declared in the </text:span><text:soft-page-break/><text:span text:style-name="T316">d</text:span><text:span text:style-name="T317">eclarations section.</text:span><text:span text:style-name="T249"> </text:span><text:span text:style-name="T241">The head </text:span><text:span text:style-name="T242">of a production is always a </text:span><text:span text:style-name="T324">non-terminal</text:span><text:span text:style-name="T242">. </text:span><text:span text:style-name="T247">Every </text:span><text:span text:style-name="T324">non-terminal</text:span><text:span text:style-name="T247"> in </text:span><text:span text:style-name="T263">the</text:span><text:span text:style-name="T247"> grammar must </text:span><text:span text:style-name="T263">appear in the head part of at least one production. </text:span></text:p>
      <text:p text:style-name="P92"><text:tab/></text:p>
      <text:p text:style-name="P114">2.2.2<text:tab/>Actions</text:p>
      <text:p text:style-name="P85"/>
      <text:p text:style-name="P88"><text:span text:style-name="T270">The action </text:span><text:span text:style-name="T271">part </text:span><text:span text:style-name="T272">of a rule </text:span><text:span text:style-name="T271">consists of C statements which are</text:span><text:span text:style-name="T270"> executed when the input is matched with the</text:span><text:span text:style-name="T273"> </text:span><text:span text:style-name="T270">body of </text:span><text:span text:style-name="T274">a</text:span><text:span text:style-name="T270"> production. </text:span><text:span text:style-name="T321">In our example </text:span><text:span text:style-name="T324">(link) </text:span><text:span text:style-name="T321"><text:s/></text:span></text:p>
      <text:p text:style-name="P75"/>
      <text:p text:style-name="P87"><text:span text:style-name="T130">The y.tab.c file contains a function </text:span><text:span text:style-name="T131">yyparse() </text:span><text:span text:style-name="T130">which is an</text:span><text:span text:style-name="T40"> </text:span><text:span text:style-name="T238">implementation </text:span><text:span text:style-name="T324">(in C) </text:span><text:span text:style-name="T238">of </text:span><text:span text:style-name="T324">a</text:span><text:span text:style-name="T238"> push down automaton </text:span><text:span text:style-name="T324">for</text:span><text:span text:style-name="T238"> pars</text:span><text:span text:style-name="T324">ing</text:span><text:span text:style-name="T238"> </text:span><text:span text:style-name="T312">the</text:span><text:span text:style-name="T238"> given input file.</text:span><text:span text:style-name="T236"> <text:s/></text:span><text:span text:style-name="T321">The function </text:span><text:span text:style-name="T7">y</text:span><text:span text:style-name="T6">ylex()</text:span><text:span text:style-name="T236"> is invoked by </text:span><text:span text:style-name="T6">yyparse()</text:span><text:span text:style-name="T236"> to </text:span><text:span text:style-name="T321">read</text:span><text:span text:style-name="T312"> tokens </text:span><text:span text:style-name="T321">from</text:span><text:span text:style-name="T236"> the input file. </text:span><text:span text:style-name="T321">(see yyex() in example (link)). <text:s/>Note that the yyparse() function is automatically generated by YACC <text:s/>in the y.tab.c file. <text:s/>Although YACC <text:s/>generates </text:span><text:span text:style-name="T67">declaration</text:span><text:span text:style-name="T321"> for the function yylex() (and </text:span><text:span text:style-name="T322">also function </text:span><text:span text:style-name="T321">calls to yylex() from yyparse()), <text:s/>it </text:span><text:span text:style-name="T319">does not </text:span><text:span text:style-name="T321"><text:s text:c="2"/>generate the </text:span><text:span text:style-name="T67">definition</text:span><text:span text:style-name="T321"> for yylex(). <text:s text:c="2"/>Hence the yylex() function definition has to be supplied by you (either directly </text:span><text:span text:style-name="T324">by </text:span><text:span text:style-name="T322">defining</text:span><text:span text:style-name="T321"> yylex() </text:span><text:span text:style-name="T322">in the </text:span><text:span text:style-name="T68">auxiliary function</text:span><text:span text:style-name="T69">s</text:span><text:span text:style-name="T68"> section</text:span><text:span text:style-name="T322"> </text:span><text:span text:style-name="T321">or using a lexical analyzer generator like LEX). <text:s/></text:span><text:span text:style-name="T236"><text:s/></text:span><text:span text:style-name="T313">Each </text:span><text:span text:style-name="T314">invocation of </text:span><text:span text:style-name="T313"><text:s/></text:span><text:span text:style-name="T6">yylex()</text:span><text:span text:style-name="T236"> </text:span><text:span text:style-name="T321">must </text:span><text:span text:style-name="T236">return</text:span><text:span text:style-name="T237"> </text:span><text:span text:style-name="T313">the next </text:span><text:span text:style-name="T237">token </text:span><text:span text:style-name="T322">(from the input steam)</text:span><text:span text:style-name="T313"> to yyparse(). <text:s/></text:span><text:span text:style-name="T236"><text:s/></text:span><text:span text:style-name="T234">The action corresponding to a production is </text:span><text:span text:style-name="T235">executed </text:span><text:span text:style-name="T240">by </text:span><text:span text:style-name="T8">yyparse()</text:span><text:span text:style-name="T235">only </text:span><text:span text:style-name="T324">after</text:span><text:span text:style-name="T235"> </text:span><text:span text:style-name="T314">sufficient number of tokens has been read </text:span><text:span text:style-name="T324">(through repeated invocations of yylex()) </text:span><text:span text:style-name="T314">to get a complete match with the body of the production. <text:s/></text:span><text:span text:style-name="T235"><text:s/></text:span><text:span text:style-name="T236"><text:s/></text:span></text:p>
      <text:p text:style-name="P29"/>
      <text:p text:style-name="P28"/>
      <text:p text:style-name="P90"><text:span text:style-name="T204">Note that </text:span><text:span text:style-name="T229">a single non-terminal</text:span><text:span text:style-name="T204"> may have one </text:span><text:span text:style-name="T208">or more </text:span><text:span text:style-name="T204">production bod</text:span><text:span text:style-name="T207">ies </text:span><text:span text:style-name="T204">separated by a “</text:span><text:span text:style-name="T14">|” . </text:span><text:span text:style-name="T41"><text:s/></text:span><text:span text:style-name="T203"><text:s/></text:span><text:span text:style-name="T230">The action part of a single </text:span><text:span text:style-name="T205">production may have </text:span><text:span text:style-name="T230">several statements of C code. <text:s text:c="2"/>[</text:span><text:span text:style-name="T206"> </text:span><text:span text:style-name="T230">consider the production....in our example (link). <text:s/></text:span><text:span text:style-name="T206"><text:s/>the variable has two production bodies </text:span><text:span text:style-name="T15">expr PLUS expr</text:span><text:span text:style-name="T206"> and </text:span><text:span text:style-name="T15">NUM</text:span><text:span text:style-name="T206">. The first production body has an associated print action .. . </text:span><text:span text:style-name="T15">yyparse()</text:span><text:span text:style-name="T206"> executes the action only when the body </text:span><text:span text:style-name="T15">expr PLUS expr</text:span><text:span text:style-name="T206"> has been matched </text:span><text:span text:style-name="T209">with the input</text:span><text:span text:style-name="T206">.</text:span><text:span text:style-name="T230">]</text:span></text:p>
      <text:p text:style-name="P32"/>
      <text:p text:style-name="P40">2.2.3<text:tab/>Auxiliary functions</text:p>
      <text:p text:style-name="P40"/>
      <text:p text:style-name="P91"><text:span text:style-name="T210">The Auxiliary functions section con</text:span><text:span text:style-name="T230">tains the definitions of three mandatory functions </text:span><text:soft-page-break/><text:span text:style-name="T230">main(), yy</text:span><text:span text:style-name="T232">lex</text:span><text:span text:style-name="T230">() and yyerror(). <text:s/>You</text:span><text:span text:style-name="T213"> may wish to add </text:span><text:span text:style-name="T231">your</text:span><text:span text:style-name="T213"> own </text:span><text:span text:style-name="T230">functions (depending on the application you are writing) </text:span><text:span text:style-name="T213"><text:s/></text:span><text:span text:style-name="T230">in</text:span><text:span text:style-name="T213"> the </text:span><text:span text:style-name="T81">y.tab.c</text:span><text:span text:style-name="T213"> file. </text:span><text:span text:style-name="T214"><text:s text:c="2"/></text:span><text:span text:style-name="T230">Such functions are written in </text:span><text:span text:style-name="T230">the a</text:span><text:span text:style-name="T214">uxiliary functions section. <text:s/></text:span><text:span text:style-name="T210"><text:s text:c="2"/></text:span><text:span text:style-name="T230">Your functions are normally written to support the automatically generated (by the YACC tool) parser function </text:span><text:span text:style-name="T16">yyparse()</text:span><text:span text:style-name="T211"> in the </text:span><text:span text:style-name="T80">y.tab.c</text:span><text:span text:style-name="T211"> file. <text:s text:c="2"/></text:span><text:span text:style-name="T230">Your main() function must invoke </text:span><text:span text:style-name="T17">yyparse()</text:span><text:span text:style-name="T212"> </text:span><text:span text:style-name="T230">to parse the input. <text:s/></text:span></text:p>
      <text:p text:style-name="P38"/>
      <text:p text:style-name="P39">The auxiliary functions section of our example (link) program uses no user defined functions. <text:s/>You will need to write your supporting functions later in this project. <text:s/></text:p>
      <text:p text:style-name="P30"/>
      <text:p text:style-name="P30">Example:</text:p>
      <text:p text:style-name="P31"/>
      <text:p text:style-name="P52">%{</text:p>
      <text:p text:style-name="P52"/>
      <text:p text:style-name="P52">#include&lt;stdio.h&gt;</text:p>
      <text:p text:style-name="P52"/>
      <text:p text:style-name="P52">%}</text:p>
      <text:p text:style-name="P52"/>
      <text:p text:style-name="P52">%token NUM <text:span text:style-name="T243">PLUS</text:span></text:p>
      <text:p text:style-name="P52"/>
      <text:p text:style-name="P52">%%</text:p>
      <text:p text:style-name="P52"/>
      <text:p text:style-name="P52">expr<text:tab/>:<text:tab/>expr <text:span text:style-name="T244">PLUS</text:span> expr<text:tab/><text:span text:style-name="T251">{</text:span><text:span text:style-name="T253">my_</text:span><text:span text:style-name="T251">print(“parsing complete”);</text:span><text:span text:style-name="T252">}</text:span></text:p>
      <text:p text:style-name="P52"><text:tab/>|<text:tab/>NUM<text:tab/><text:tab/><text:tab/><text:tab/></text:p>
      <text:p text:style-name="P52"><text:tab/>;</text:p>
      <text:p text:style-name="P52"/>
      <text:p text:style-name="P52">%%</text:p>
      <text:p text:style-name="P31"/>
      <text:p text:style-name="P132">void my_print(char* str)</text:p>
      <text:p text:style-name="P132">{</text:p>
      <text:p text:style-name="P132"><text:tab/>printf(“<text:span text:style-name="T254">Message: </text:span>%s”,str);</text:p>
      <text:p text:style-name="P132">}</text:p>
      <text:p text:style-name="P130"/>
      <text:p text:style-name="P132"><text:span text:style-name="T255">void</text:span><text:span text:style-name="T256"> yyerror()</text:span></text:p>
      <text:p text:style-name="P131">{</text:p>
      <text:p text:style-name="P131"><text:tab/>printf(“Syntax Error”);</text:p>
      <text:p text:style-name="P131">}</text:p>
      <text:p text:style-name="P58"/>
      <text:p text:style-name="P58">int main()</text:p>
      <text:p text:style-name="P58">{</text:p>
      <text:p text:style-name="P58"><text:tab/>yyparse();</text:p>
      <text:p text:style-name="P58"><text:tab/>return 1;</text:p>
      <text:p text:style-name="P58">}</text:p>
      <text:p text:style-name="P58"/>
      <text:p text:style-name="P93">Sample Input/Output:</text:p>
      <text:p text:style-name="P93"><text:soft-page-break/></text:p>
      <text:p text:style-name="P59">I:<text:tab/>2+2</text:p>
      <text:p text:style-name="P59">O:<text:tab/>Message: parsing complete</text:p>
      <text:p text:style-name="P59"/>
      <text:p text:style-name="P57">I:<text:tab/>2-2</text:p>
      <text:p text:style-name="P61">O:<text:tab/>Syntax Error</text:p>
      <text:p text:style-name="P61"/>
      <text:p text:style-name="P61"/>
      <text:p text:style-name="P123"/>
      <text:p text:style-name="P123"/>
      <text:p text:style-name="P123"/>
      <text:p text:style-name="P123">3.<text:tab/>The Infix to Postfix program</text:p>
      <text:p text:style-name="P66"/>
      <text:p text:style-name="P66">%{ </text:p>
      <text:p text:style-name="P66">#include &lt;stdio.h&gt; </text:p>
      <text:p text:style-name="P66">%} </text:p>
      <text:p text:style-name="P66"/>
      <text:p text:style-name="P66">%token DIGIT </text:p>
      <text:p text:style-name="P66"/>
      <text:p text:style-name="P66">%% </text:p>
      <text:p text:style-name="P66"/>
      <text:p text:style-name="P62"><text:span text:style-name="T275">start: expr '\n'<text:tab/>{</text:span><text:span text:style-name="T284">exit(1);</text:span><text:span text:style-name="T275">} </text:span></text:p>
      <text:p text:style-name="P66"><text:tab/>; </text:p>
      <text:p text:style-name="P66"/>
      <text:p text:style-name="P66">expr: <text:s/>expr '+' expr<text:tab/>{printf("+ ");} </text:p>
      <text:p text:style-name="P66"><text:tab/>| expr '*' expr<text:tab/>{printf("* ");} </text:p>
      <text:p text:style-name="P66"><text:tab/>| '(' expr ')'<text:tab/> </text:p>
      <text:p text:style-name="P66"><text:tab/>| DIGIT<text:tab/><text:tab/>{printf("NUM ");} </text:p>
      <text:p text:style-name="P66"><text:tab/>; </text:p>
      <text:p text:style-name="P66"/>
      <text:p text:style-name="P66">%% </text:p>
      <text:p text:style-name="P66"/>
      <text:p text:style-name="P66">yyerror() </text:p>
      <text:p text:style-name="P66">{ </text:p>
      <text:p text:style-name="P66"><text:tab/>printf("Error"); </text:p>
      <text:p text:style-name="P66">} </text:p>
      <text:p text:style-name="P66"/>
      <text:p text:style-name="P66">yylex() </text:p>
      <text:p text:style-name="P66">{ </text:p>
      <text:p text:style-name="P66"><text:tab/>int c; </text:p>
      <text:p text:style-name="P66"><text:tab/>c = getchar(); </text:p>
      <text:p text:style-name="P66"><text:tab/>if(isdigit(c)) </text:p>
      <text:p text:style-name="P66"><text:tab/><text:tab/>return DIGIT; </text:p>
      <text:p text:style-name="P66"><text:tab/>return c; </text:p>
      <text:p text:style-name="P66">}</text:p>
      <text:p text:style-name="P66"/>
      <text:p text:style-name="P68">main() </text:p>
      <text:p text:style-name="P68"><text:soft-page-break/>{ </text:p>
      <text:p text:style-name="P68"><text:tab/>yyparse(); </text:p>
      <text:p text:style-name="P68"><text:tab/>return 1; </text:p>
      <text:p text:style-name="P68">}</text:p>
      <text:p text:style-name="P66"/>
      <text:p text:style-name="P94"><text:span text:style-name="T276">Th</text:span><text:span text:style-name="T278">e</text:span><text:span text:style-name="T276"> parse</text:span><text:span text:style-name="T278">r</text:span><text:span text:style-name="T276"> </text:span><text:span text:style-name="T325">function yyparse() is </text:span><text:span text:style-name="T276">generated by compiling this YACC program </text:span><text:span text:style-name="T325">(see sample output here)</text:span><text:span text:style-name="T276">, parses through the input (an infix expression) and outputs the format of the corresponding </text:span><text:span text:style-name="T277">p</text:span><text:span text:style-name="T276">ostfix expression. <text:s/></text:span></text:p>
      <text:p text:style-name="P97"/>
      <text:p text:style-name="P98">Sample I/O:</text:p>
      <text:p text:style-name="P69">I:<text:tab/>2</text:p>
      <text:p text:style-name="P69">O:<text:tab/>NUM</text:p>
      <text:p text:style-name="P70"/>
      <text:p text:style-name="P70">I:<text:tab/>2+2</text:p>
      <text:p text:style-name="P70">O:<text:tab/>NUM NUM +</text:p>
      <text:p text:style-name="P70"/>
      <text:p text:style-name="P63"><text:span text:style-name="T279">I:<text:tab/></text:span><text:span text:style-name="T283">(</text:span><text:span text:style-name="T279">2+</text:span><text:span text:style-name="T283">3)</text:span><text:span text:style-name="T279">*3</text:span></text:p>
      <text:p text:style-name="P64"><text:span text:style-name="T280">O:<text:tab/></text:span><text:span text:style-name="T281">NUM NUM </text:span><text:span text:style-name="T283">+ </text:span><text:span text:style-name="T282">NUM </text:span><text:span text:style-name="T281">*</text:span></text:p>
      <text:p text:style-name="P71"/>
      <text:p text:style-name="P71"/>
      <text:p text:style-name="P95"><text:span text:style-name="T286">The </text:span><text:span text:style-name="T27">yyparse()</text:span><text:span text:style-name="T286"> function attempts to parse the input using the CFG specifications in the YACC program. </text:span><text:span text:style-name="T287">Every time a number is found in the input stream, </text:span><text:span text:style-name="T28">yylex()</text:span><text:span text:style-name="T287"> returns a token </text:span><text:span text:style-name="T28">DIGIT</text:span><text:span text:style-name="T287"> to </text:span><text:span text:style-name="T28">yyparse()</text:span><text:span text:style-name="T287">. If any character other than a number is found, </text:span><text:span text:style-name="T28">yylex()</text:span><text:span text:style-name="T287"> returns the character itself to </text:span><text:span text:style-name="T28">yyparse()</text:span><text:span text:style-name="T287">. The function </text:span><text:span text:style-name="T28">isdigit()</text:span><text:span text:style-name="T287"> has been used to check if the input character is a number.</text:span></text:p>
      <text:p text:style-name="P99"/>
      <text:p text:style-name="P107"/>
      <text:p text:style-name="P99"/>
      <text:p text:style-name="P96"><text:span text:style-name="T326">T</text:span><text:span text:style-name="T285">he program <text:s/>postfix expression and not the postfix expression itself. </text:span><text:span text:style-name="T288">For the parser to print the postfix expression it would need the value associated with every </text:span><text:span text:style-name="T29">DIGIT</text:span><text:span text:style-name="T288"> token. <text:s/></text:span><text:span text:style-name="T290">For example, the value associated with the token </text:span><text:span text:style-name="T30">NUM</text:span><text:span text:style-name="T290"> in the first sample input/output is 2. </text:span><text:span text:style-name="T291">The value associated with </text:span><text:span text:style-name="T293">a</text:span><text:span text:style-name="T291"> token is called an </text:span><text:span text:style-name="T65">attribute.</text:span></text:p>
      <text:p text:style-name="P100"/>
      <text:p text:style-name="P96"><text:span text:style-name="T288"><text:tab/>In the above program </text:span><text:span text:style-name="T29">yylex()</text:span><text:span text:style-name="T288"> simply returns the token DIGIT to </text:span><text:span text:style-name="T29">yyparse()</text:span><text:span text:style-name="T288"> and does not return </text:span><text:span text:style-name="T292">any</text:span><text:span text:style-name="T288"> value associated with it. In order to facilitate this, there must </text:span><text:span text:style-name="T289">b</text:span><text:span text:style-name="T288">e some method to </text:span><text:span text:style-name="T295">return</text:span><text:span text:style-name="T288"> </text:span><text:span text:style-name="T294">an </text:span><text:span text:style-name="T288">attribute along with the token from </text:span><text:span text:style-name="T29">yylex()</text:span><text:span text:style-name="T288"> to </text:span><text:span text:style-name="T29">yyparse()</text:span><text:span text:style-name="T288">. This can be achieved </text:span><text:span text:style-name="T323">using</text:span><text:span text:style-name="T288"> a variable called </text:span><text:span text:style-name="T29">yylval</text:span><text:span text:style-name="T288">. </text:span><text:span text:style-name="T296">The next program shows how it is done.</text:span></text:p>
      <text:p text:style-name="P101"><text:soft-page-break/></text:p>
      <text:p text:style-name="P120"><text:span text:style-name="T297">4.<text:tab/>The Infix to Postfix program, </text:span><text:span text:style-name="T298">revised</text:span></text:p>
      <text:p text:style-name="P124"/>
      <text:p text:style-name="P126">%{ </text:p>
      <text:p text:style-name="P126"/>
      <text:p text:style-name="P126">#include &lt;stdio.h&gt; </text:p>
      <text:p text:style-name="P126"/>
      <text:p text:style-name="P126">%} </text:p>
      <text:p text:style-name="P126"/>
      <text:p text:style-name="P126">%token DIGIT </text:p>
      <text:p text:style-name="P126"/>
      <text:p text:style-name="P126">%% </text:p>
      <text:p text:style-name="P126"/>
      <text:p text:style-name="P126">start : expr '\n'<text:tab/><text:tab/><text:tab/>{printf("\nComplete");exit(1);} </text:p>
      <text:p text:style-name="P126"><text:tab/>; </text:p>
      <text:p text:style-name="P126"/>
      <text:p text:style-name="P126">expr: <text:s/>expr '+' expr<text:tab/><text:tab/>{printf("+ ");} </text:p>
      <text:p text:style-name="P126"><text:tab/>| expr '*' expr<text:tab/><text:tab/>{printf("* ");} </text:p>
      <text:p text:style-name="P126"><text:tab/>| '(' expr ')'<text:tab/> </text:p>
      <text:p text:style-name="P126"><text:tab/>| DIGIT<text:tab/><text:tab/><text:tab/><text:tab/>{printf("%d ",$1);} </text:p>
      <text:p text:style-name="P126"><text:tab/>; </text:p>
      <text:p text:style-name="P126"/>
      <text:p text:style-name="P126">%% </text:p>
      <text:p text:style-name="P126"/>
      <text:p text:style-name="P126"/>
      <text:p text:style-name="P126">yyerror() </text:p>
      <text:p text:style-name="P126">{ </text:p>
      <text:p text:style-name="P126"><text:tab/>printf("Error"); </text:p>
      <text:p text:style-name="P126">} </text:p>
      <text:p text:style-name="P126"/>
      <text:p text:style-name="P126">yylex() </text:p>
      <text:p text:style-name="P126">{ </text:p>
      <text:p text:style-name="P126"><text:tab/>int c; </text:p>
      <text:p text:style-name="P126"><text:tab/>c = getchar(); </text:p>
      <text:p text:style-name="P126"><text:tab/>if(isdigit(c)) </text:p>
      <text:p text:style-name="P126"><text:tab/>{ </text:p>
      <text:p text:style-name="P126"><text:tab/><text:tab/>yylval = c - '0'; </text:p>
      <text:p text:style-name="P126"><text:tab/><text:tab/>return DIGIT; </text:p>
      <text:p text:style-name="P126"><text:tab/><text:tab/> </text:p>
      <text:p text:style-name="P126"><text:tab/>} </text:p>
      <text:p text:style-name="P126"><text:tab/>return c; </text:p>
      <text:p text:style-name="P126">} </text:p>
      <text:p text:style-name="P126"/>
      <text:p text:style-name="P126">main() </text:p>
      <text:p text:style-name="P126">{ </text:p>
      <text:p text:style-name="P126"><text:tab/>yyparse(); </text:p>
      <text:p text:style-name="P126"><text:tab/>return 1; </text:p>
      <text:p text:style-name="P121"><text:span text:style-name="T299">}</text:span><text:span text:style-name="T297"> </text:span></text:p>
      <text:p text:style-name="P72"/>
      <text:p text:style-name="P72"><text:soft-page-break/></text:p>
      <text:p text:style-name="P5"><text:span text:style-name="T179">yylval</text:span><text:span text:style-name="T192"> facilitates the use of attributes. </text:span><text:span text:style-name="T36">yylval</text:span><text:span text:style-name="T118"> </text:span><text:span text:style-name="T110">is a global variable </text:span><text:span text:style-name="T111">of the type </text:span><text:span text:style-name="T37">YYSTYPE</text:span><text:span text:style-name="T111"> </text:span><text:span text:style-name="T119">declared in y.tab.c</text:span><text:span text:style-name="T111">. </text:span><text:span text:style-name="T123">By default, </text:span><text:span text:style-name="T39">YYSTYPE</text:span><text:span text:style-name="T123"> is of the type </text:span><text:span text:style-name="T39">int</text:span><text:span text:style-name="T123">. This is evident </text:span><text:span text:style-name="T123">from the following code segment found in y.tab.c</text:span><text:span text:style-name="T120"> </text:span></text:p>
      <text:p text:style-name="P127"/>
      <text:p text:style-name="P127"><text:tab/>typedef int YYSTYPE; </text:p>
      <text:p text:style-name="P122"/>
      <text:p text:style-name="P6"><text:span text:style-name="T121">As a result, yylval (which is originally of the type YYSTYPE), has an </text:span><text:span text:style-name="T129">inferred</text:span><text:span text:style-name="T121"> type </text:span><text:span text:style-name="T38">int. </text:span><text:span text:style-name="T122">yylval</text:span><text:span text:style-name="T112"> is accessible by </text:span><text:span text:style-name="T31">yyparse()</text:span><text:span text:style-name="T112">, hence it helps in sharing </text:span><text:span text:style-name="T113">of data between </text:span><text:span text:style-name="T32">yylex()</text:span><text:span text:style-name="T113"> and </text:span><text:span text:style-name="T32">yyparse()</text:span><text:span text:style-name="T112">.</text:span><text:span text:style-name="T114"> </text:span><text:span text:style-name="T112">It</text:span><text:span text:style-name="T110"> is used to return other additional information about the lexeme found to the parser </text:span><text:span text:style-name="T115">i.e.,</text:span><text:span text:style-name="T110"> </text:span><text:span text:style-name="T35">yylval</text:span><text:span text:style-name="T116"> is used to return an attribute in addition to the token </text:span><text:span text:style-name="T117">to the parser</text:span><text:span text:style-name="T116">. </text:span></text:p>
      <text:p text:style-name="P7"/>
      <text:p text:style-name="P4"><text:span text:style-name="T301">In the above example</text:span><text:span text:style-name="T300">, </text:span><text:span text:style-name="T302">the </text:span><text:span text:style-name="T33">yylex()</text:span><text:span text:style-name="T303"> returns the token </text:span><text:span text:style-name="T33">DIGIT</text:span><text:span text:style-name="T303"> and the value of the token </text:span><text:span text:style-name="T304">in</text:span><text:span text:style-name="T303"> the following code segment </text:span><text:span text:style-name="T305">under definition of </text:span><text:span text:style-name="T34">yylex()</text:span><text:span text:style-name="T124">:</text:span></text:p>
      <text:p text:style-name="P125"><text:tab/><text:tab/></text:p>
      <text:p text:style-name="P125"><text:tab/><text:tab/>yylval = c - '0'; </text:p>
      <text:p text:style-name="P125"><text:tab/><text:tab/>return DIGIT;</text:p>
      <text:p text:style-name="P125"/>
      <text:p text:style-name="P115"><text:span text:style-name="T55">The attribute of a token can be accessed </text:span><text:span text:style-name="T56">in the action of a rule </text:span><text:span text:style-name="T55">using:</text:span></text:p>
      <text:p text:style-name="P115"><text:span text:style-name="T22">$&lt;position of </text:span><text:span text:style-name="T23">the </text:span><text:span text:style-name="T24">grammar symbol</text:span><text:span text:style-name="T22"> in body of production&gt;</text:span></text:p>
      <text:p text:style-name="P73"/>
      <text:p text:style-name="P102">Example:</text:p>
      <text:p text:style-name="P73"/>
      <text:p text:style-name="P74">expr: DIGIT<text:tab/><text:tab/>{printf(“%d”,$1);}</text:p>
      <text:p text:style-name="P103"/>
      <text:p text:style-name="P116"><text:span text:style-name="T56">The action prints the attribute associated with the token </text:span><text:span text:style-name="T25">DIGIT </text:span><text:span text:style-name="T57">obtained </text:span><text:span text:style-name="T58">through</text:span><text:span text:style-name="T26"> $1</text:span><text:span text:style-name="T56">.</text:span></text:p>
      <text:p text:style-name="P104"><text:s/></text:p>
      <text:p text:style-name="P10"><text:span text:style-name="T180">YYSTYPE</text:span><text:span text:style-name="T162"> can be defined to be of any </text:span><text:span text:style-name="T163">data </text:span><text:span text:style-name="T162">type by the </text:span><text:span text:style-name="T164">programmer</text:span><text:span text:style-name="T162">. </text:span><text:span text:style-name="T125">To </text:span><text:span text:style-name="T126">return an attribute of </text:span><text:span text:style-name="T127">a type other than int, yylval maybe overridden by a user defined yylval in the auxiliary declarations section. </text:span><text:span text:style-name="T128">In order to return multiple attribute values for a token, it may be declared to be of the type </text:span><text:span text:style-name="T21">union</text:span><text:span text:style-name="T128">.</text:span></text:p>
      <text:p text:style-name="P8"/>
      <text:p text:style-name="P8">Example:</text:p>
      <text:p text:style-name="P9"/>
      <text:p text:style-name="P135"><text:soft-page-break/>%{</text:p>
      <text:p text:style-name="P136"><text:tab/>#include&lt;stdio.h&gt;</text:p>
      <text:p text:style-name="P134"><text:span text:style-name="T306"><text:tab/></text:span><text:span text:style-name="T307">typedef union </text:span></text:p>
      <text:p text:style-name="P135"><text:tab/>{</text:p>
      <text:p text:style-name="P135"><text:tab/><text:tab/>int value;</text:p>
      <text:p text:style-name="P134"><text:span text:style-name="T306"><text:tab/><text:tab/>int </text:span><text:span text:style-name="T308">number_of_digits</text:span><text:span text:style-name="T306">;</text:span></text:p>
      <text:p text:style-name="P134"><text:span text:style-name="T306"><text:tab/>}</text:span><text:span text:style-name="T307">YYSTYPE</text:span><text:span text:style-name="T306">;</text:span></text:p>
      <text:p text:style-name="P134"><text:span text:style-name="T306"><text:tab/></text:span><text:span text:style-name="T309">YYSTYPE yylval;</text:span></text:p>
      <text:p text:style-name="P137"><text:span text:style-name="T76">%</text:span><text:span text:style-name="T77">}</text:span></text:p>
      <text:p text:style-name="P138"/>
      <text:p text:style-name="P135">%%</text:p>
      <text:p text:style-name="P134"/>
      <text:p text:style-name="P133"><text:tab/>/* <text:span text:style-name="T311">Rules */</text:span></text:p>
      <text:p text:style-name="P133">%%</text:p>
      <text:p text:style-name="P133"><text:tab/>/* <text:span text:style-name="T310">Auxiliary functions */</text:span></text:p>
      <text:p text:style-name="P77"/>
      <text:p text:style-name="P101"/>
      <text:p text:style-name="P101"/>
      <text:p text:style-name="P100"/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10-28T16:50:14</dc:date>
    <meta:editing-duration>PT17H38M37S</meta:editing-duration>
    <meta:editing-cycles>428</meta:editing-cycles>
    <meta:document-statistic meta:table-count="0" meta:image-count="0" meta:object-count="0" meta:page-count="12" meta:paragraph-count="209" meta:word-count="2112" meta:character-count="12448" meta:non-whitespace-character-count="10223"/>
  </office:meta>
</office:document-meta>
</file>